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.423cm" style:writing-mode="lr-tb"/>
    </style:style>
    <style:style style:name="T1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1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3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6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7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4" style:family="paragraph" style:parent-style-name="Standard">
      <style:paragraph-properties fo:text-align="center" fo:break-before="auto" fo:line-height="100%" fo:margin-bottom="0.212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00%" fo:margin-bottom="0.212cm" style:writing-mode="lr-tb"/>
    </style:style>
    <style:style style:name="T6_1" style:family="text"/>
    <style:style style:name="T6_2" style:family="text"/>
    <style:style style:name="Table1" style:family="table">
      <style:table-properties table:align="left" style:width="17.23cm" fo:margin-left="0.097cm"/>
    </style:style>
    <style:style style:name="Column1" style:family="table-column">
      <style:table-column-properties style:column-width="5.743cm"/>
    </style:style>
    <style:style style:name="Column2" style:family="table-column">
      <style:table-column-properties style:column-width="5.743cm"/>
    </style:style>
    <style:style style:name="Column3" style:family="table-column">
      <style:table-column-properties style:column-width="5.743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00%" fo:margin-bottom="0.212cm" style:writing-mode="lr-tb"/>
    </style:style>
    <style:style style:name="P20" style:family="paragraph" style:parent-style-name="Standard">
      <style:paragraph-properties fo:break-before="auto" fo:line-height="100%" fo:margin-bottom="0.212cm" style:writing-mode="lr-tb"/>
    </style:style>
    <style:style style:name="P21" style:family="paragraph" style:parent-style-name="Standard">
      <style:paragraph-properties fo:break-before="auto" fo:line-height="100%" fo:margin-bottom="0.212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line-height="100%" fo:margin-bottom="0.212cm" style:writing-mode="lr-tb"/>
    </style:style>
    <style:style style:name="P23" style:family="paragraph" style:parent-style-name="Standard">
      <style:paragraph-properties fo:break-before="auto" fo:line-height="100%" fo:margin-bottom="0.212cm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00%" fo:margin-bottom="0.212cm" style:writing-mode="lr-tb"/>
    </style:style>
    <style:style style:name="P25" style:family="paragraph" style:parent-style-name="Standard">
      <style:paragraph-properties fo:break-before="auto" fo:line-height="100%" fo:margin-bottom="0.212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00%" fo:margin-bottom="0.212cm" style:writing-mode="lr-tb"/>
    </style:style>
    <style:style style:name="P27" style:family="paragraph" style:parent-style-name="Standard">
      <style:paragraph-properties fo:break-before="auto" fo:line-height="100%" fo:margin-bottom="0.212cm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page" fo:line-height="100%" fo:margin-top="0.423cm" fo:margin-bottom="0.212cm" style:writing-mode="lr-tb"/>
    </style:style>
    <style:style style:name="T29_1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2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3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4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5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style:writing-mode="lr-tb"/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00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00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00%" fo:margin-left="0.63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00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00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00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00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00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00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00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00%" fo:margin-left="0.63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00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00%" fo:margin-left="0.63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00%" fo:margin-left="1.27cm" style:writing-mode="lr-tb"/>
    </style:style>
    <style:style style:name="T45_1" style:family="text">
      <style:text-properties fo:color="#1155cc" style:text-underline-style="solid" style:text-underline-color="font-color"/>
    </style:style>
    <style:style style:name="T45_2" style:family="text"/>
    <style:style style:name="T45_3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00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00%" fo:margin-left="1.27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00%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00%" fo:margin-left="1.27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00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00%" fo:margin-left="0.63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00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00%" style:writing-mode="lr-tb"/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Heading_20_1">
      <style:paragraph-properties fo:break-before="page" fo:line-height="100%" fo:border-bottom="#808080 0.053cm solid" style:writing-mode="lr-tb"/>
    </style:style>
    <style:style style:name="T55_1" style:family="text"/>
    <style:style style:name="P56" style:family="paragraph" style:parent-style-name="Heading_20_2">
      <style:paragraph-properties fo:break-before="auto" fo:line-height="100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00%" fo:margin-bottom="0.212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P58" style:family="paragraph" style:parent-style-name="Heading_20_2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00%" fo:margin-bottom="0.212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P60" style:family="paragraph" style:parent-style-name="Standard">
      <style:paragraph-properties fo:break-before="auto" fo:line-height="100%" fo:margin-bottom="0.212cm" style:writing-mode="lr-tb"/>
    </style:style>
    <style:style style:name="P61" style:family="paragraph" style:parent-style-name="Heading_20_1">
      <style:paragraph-properties fo:break-before="auto" fo:line-height="100%" fo:border-bottom="#808080 0.053cm solid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Heading_20_2">
      <style:paragraph-properties fo:break-before="auto" fo:line-height="100%" style:writing-mode="lr-tb"/>
    </style:style>
    <style:style style:name="T62_1" style:family="text"/>
    <style:style style:name="P63" style:family="paragraph" style:parent-style-name="Standard">
      <style:paragraph-properties fo:break-before="auto" fo:line-height="100%" fo:margin-bottom="0.212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P64" style:family="paragraph" style:parent-style-name="Standard">
      <style:paragraph-properties fo:break-before="auto" fo:line-height="100%" fo:margin-bottom="0.212cm" style:writing-mode="lr-tb"/>
    </style:style>
    <style:style style:name="P65" style:family="paragraph" style:parent-style-name="Heading_20_2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00%" fo:margin-bottom="0.212cm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00%" fo:margin-bottom="0.212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P70" style:family="paragraph" style:parent-style-name="Standard">
      <style:paragraph-properties fo:break-before="auto" fo:line-height="100%" fo:margin-bottom="0.212cm" style:writing-mode="lr-tb"/>
    </style:style>
    <style:style style:name="P71" style:family="paragraph" style:parent-style-name="Heading_20_2">
      <style:paragraph-properties fo:break-before="auto" fo:line-height="100%" style:writing-mode="lr-tb"/>
    </style:style>
    <style:style style:name="T71_1" style:family="text"/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P78" style:family="paragraph" style:parent-style-name="Heading_20_2">
      <style:paragraph-properties fo:break-before="auto" fo:line-height="100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00%" fo:margin-bottom="0.212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P90" style:family="paragraph" style:parent-style-name="Standard">
      <style:paragraph-properties fo:break-before="auto" fo:line-height="100%" fo:margin-bottom="0.212cm" style:writing-mode="lr-tb"/>
    </style:style>
    <style:style style:name="P91" style:family="paragraph" style:parent-style-name="Heading_20_2">
      <style:paragraph-properties fo:break-before="auto" fo:line-height="100%" style:writing-mode="lr-tb"/>
    </style:style>
    <style:style style:name="T91_1" style:family="text"/>
    <style:style style:name="P92" style:family="paragraph" style:parent-style-name="Standard">
      <style:paragraph-properties fo:break-before="auto" fo:line-height="100%" fo:margin-bottom="0.212cm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P112" style:family="paragraph" style:parent-style-name="Standard">
      <style:paragraph-properties fo:break-before="auto" fo:text-indent="1.27cm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P114" style:family="paragraph" style:parent-style-name="Standard">
      <style:paragraph-properties fo:break-before="auto" fo:line-height="100%" fo:margin-bottom="0.212cm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Heading_20_2">
      <style:paragraph-properties fo:break-before="auto" fo:line-height="100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00%" fo:margin-bottom="0.212cm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Heading_20_2">
      <style:paragraph-properties fo:break-before="auto" fo:line-height="100%" style:writing-mode="lr-tb"/>
    </style:style>
    <style:style style:name="P120" style:family="paragraph" style:parent-style-name="Heading_20_2">
      <style:paragraph-properties fo:break-before="auto" fo:line-height="100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00%" fo:margin-bottom="0.212cm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P132" style:family="paragraph" style:parent-style-name="Standard">
      <style:paragraph-properties fo:break-before="auto" fo:line-height="100%" fo:margin-bottom="0.212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P133" style:family="paragraph" style:parent-style-name="Standard">
      <style:paragraph-properties fo:break-before="auto" fo:line-height="100%" fo:margin-bottom="0.212cm" style:writing-mode="lr-tb"/>
    </style:style>
    <style:style style:name="P134" style:family="paragraph" style:parent-style-name="Heading_20_1">
      <style:paragraph-properties fo:break-before="auto" fo:line-height="100%" fo:border-bottom="#808080 0.053cm solid" style:writing-mode="lr-tb"/>
    </style:style>
    <style:style style:name="T134_1" style:family="text"/>
    <style:style style:name="P135" style:family="paragraph" style:parent-style-name="Standard">
      <style:paragraph-properties fo:break-before="auto" fo:line-height="100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P136" style:family="paragraph" style:parent-style-name="Standard">
      <style:paragraph-properties fo:break-before="auto" fo:line-height="100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P137" style:family="paragraph" style:parent-style-name="Standard">
      <style:paragraph-properties fo:break-before="auto" fo:line-height="100%" fo:margin-top="0cm" fo:margin-bottom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P138" style:family="paragraph" style:parent-style-name="Standard">
      <style:paragraph-properties fo:break-before="auto" fo:line-height="100%" fo:margin-bottom="0.212cm" style:writing-mode="lr-tb"/>
    </style:style>
    <style:style style:name="P139" style:family="paragraph" style:parent-style-name="Heading_20_2">
      <style:paragraph-properties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Standard">
      <style:paragraph-properties fo:break-before="auto" fo:line-height="100%" fo:margin-bottom="0.212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P141" style:family="paragraph" style:parent-style-name="Standard">
      <style:paragraph-properties fo:break-before="auto" fo:line-height="100%" fo:margin-bottom="0.212cm" style:writing-mode="lr-tb"/>
    </style:style>
    <style:style style:name="P142" style:family="paragraph" style:parent-style-name="Heading_20_1">
      <style:paragraph-properties fo:break-before="auto" fo:line-height="100%" fo:border-bottom="#808080 0.053cm solid" style:writing-mode="lr-tb"/>
    </style:style>
    <style:style style:name="T142_1" style:family="text"/>
    <style:style style:name="P143" style:family="paragraph" style:parent-style-name="Heading_20_2">
      <style:paragraph-properties fo:break-before="auto" fo:line-height="100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00%" fo:margin-bottom="0.212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P145" style:family="paragraph" style:parent-style-name="Standard">
      <style:paragraph-properties fo:break-before="auto" fo:line-height="100%" fo:margin-bottom="0.212cm" style:writing-mode="lr-tb"/>
    </style:style>
    <style:style style:name="P146" style:family="paragraph" style:parent-style-name="Heading_20_1">
      <style:paragraph-properties fo:break-before="auto" fo:line-height="100%" fo:border-bottom="#808080 0.053cm solid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00%" fo:margin-bottom="0.212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P148" style:family="paragraph" style:parent-style-name="Standard">
      <style:paragraph-properties fo:break-before="auto" fo:line-height="100%" fo:margin-bottom="0.212cm" style:writing-mode="lr-tb"/>
    </style:style>
    <style:style style:name="P149" style:family="paragraph" style:parent-style-name="Heading_20_2">
      <style:paragraph-properties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00%" fo:margin-bottom="0.212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P151" style:family="paragraph" style:parent-style-name="Heading_20_2">
      <style:paragraph-properties fo:break-before="auto" fo:line-height="100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P152" style:family="paragraph" style:parent-style-name="Standard">
      <style:paragraph-properties fo:break-before="auto" fo:line-height="100%" fo:margin-bottom="0.212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P153" style:family="paragraph" style:parent-style-name="Heading_20_2">
      <style:paragraph-properties fo:break-before="auto" fo:line-height="100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00%" fo:margin-bottom="0.212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P155" style:family="paragraph" style:parent-style-name="Heading_20_2">
      <style:paragraph-properties fo:break-before="auto" fo:line-height="100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P156" style:family="paragraph" style:parent-style-name="Standard">
      <style:paragraph-properties fo:break-before="auto" fo:line-height="100%" fo:margin-bottom="0.212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P157" style:family="paragraph" style:parent-style-name="Standard">
      <style:paragraph-properties fo:break-before="auto" fo:line-height="100%" fo:margin-bottom="0.212cm" style:writing-mode="lr-tb"/>
    </style:style>
    <style:style style:name="P158" style:family="paragraph" style:parent-style-name="Heading_20_1">
      <style:paragraph-properties fo:break-before="auto" fo:line-height="100%" fo:border-bottom="#808080 0.053cm solid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00%" fo:margin-bottom="0.212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P160" style:family="paragraph" style:parent-style-name="Heading_20_1">
      <style:paragraph-properties fo:break-before="auto" fo:line-height="100%" fo:border-bottom="#808080 0.053cm solid" style:writing-mode="lr-tb"/>
    </style:style>
    <style:style style:name="P161" style:family="paragraph" style:parent-style-name="Heading_20_1">
      <style:paragraph-properties fo:break-before="page" fo:line-height="100%" fo:border-bottom="#808080 0.053cm solid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Standard">
      <style:paragraph-properties fo:break-before="auto" fo:line-height="100%" fo:margin-bottom="0.212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P163" style:family="paragraph" style:parent-style-name="Standard">
      <style:paragraph-properties fo:break-before="auto" fo:line-height="100%" fo:margin-bottom="0.212cm" style:writing-mode="lr-tb"/>
    </style:style>
    <style:style style:name="P164" style:family="paragraph" style:parent-style-name="Standard">
      <style:paragraph-properties fo:break-before="auto" fo:line-height="100%" fo:margin-bottom="0.212cm" style:writing-mode="lr-tb"/>
    </style:style>
    <style:style style:name="T16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65" style:family="paragraph" style:parent-style-name="Standard">
      <style:paragraph-properties fo:break-before="auto" fo:line-height="100%" fo:margin-bottom="0.212cm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>
      <style:text-properties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>
      <style:text-properties fo:font-size="10pt" style:font-size-asian="10pt" style:font-size-complex="10pt"/>
    </style:style>
    <style:style style:name="T166_5" style:family="text">
      <style:text-properties fo:font-size="10pt" style:font-size-asian="10pt" style:font-size-complex="10pt"/>
    </style:style>
    <style:style style:name="T166_6" style:family="text">
      <style:text-properties fo:font-size="10pt" style:font-size-asian="10pt" style:font-size-complex="10pt"/>
    </style:style>
    <style:style style:name="T166_7" style:family="text">
      <style:text-properties fo:font-size="10pt" style:font-size-asian="10pt" style:font-size-complex="10pt"/>
    </style:style>
    <style:style style:name="T166_8" style:family="text">
      <style:text-properties fo:font-size="10pt" style:font-size-asian="10pt" style:font-size-complex="10pt"/>
    </style:style>
    <style:style style:name="T166_9" style:family="text">
      <style:text-properties fo:font-size="10pt" style:font-size-asian="10pt" style:font-size-complex="10pt"/>
    </style:style>
    <style:style style:name="T166_10" style:family="text">
      <style:text-properties fo:font-size="10pt" style:font-size-asian="10pt" style:font-size-complex="10pt"/>
    </style:style>
    <style:style style:name="T166_11" style:family="text">
      <style:text-properties fo:font-size="10pt" style:font-size-asian="10pt" style:font-size-complex="10pt"/>
    </style:style>
    <style:style style:name="T166_12" style:family="text">
      <style:text-properties fo:font-size="10pt" style:font-size-asian="10pt" style:font-size-complex="10pt"/>
    </style:style>
    <style:style style:name="T166_13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break-before="auto" fo:line-height="100%" fo:margin-top="0cm" fo:margin-bottom="0cm" style:writing-mode="lr-tb"/>
    </style:style>
    <style:style style:name="T167_1" style:family="text">
      <style:text-properties fo:font-size="10pt" style:font-size-asian="10pt" style:font-size-complex="10pt"/>
    </style:style>
    <style:style style:name="T167_2" style:family="text">
      <style:text-properties fo:font-size="10pt" style:font-size-asian="10pt" style:font-size-complex="10pt"/>
    </style:style>
    <style:style style:name="T167_3" style:family="text">
      <style:text-properties fo:font-size="10pt" style:font-size-asian="10pt" style:font-size-complex="10pt"/>
    </style:style>
    <style:style style:name="T167_4" style:family="text">
      <style:text-properties fo:font-size="10pt" style:font-size-asian="10pt" style:font-size-complex="10pt"/>
    </style:style>
    <style:style style:name="T167_5" style:family="text">
      <style:text-properties fo:font-size="10pt" style:font-size-asian="10pt" style:font-size-complex="10pt"/>
    </style:style>
    <style:style style:name="T167_6" style:family="text">
      <style:text-properties fo:font-size="10pt" style:font-size-asian="10pt" style:font-size-complex="10pt"/>
    </style:style>
    <style:style style:name="T167_7" style:family="text">
      <style:text-properties fo:font-size="10pt" style:font-size-asian="10pt" style:font-size-complex="10pt"/>
    </style:style>
    <style:style style:name="T167_8" style:family="text">
      <style:text-properties fo:font-size="10pt" style:font-size-asian="10pt" style:font-size-complex="10pt"/>
    </style:style>
    <style:style style:name="T167_9" style:family="text">
      <style:text-properties fo:font-size="10pt" style:font-size-asian="10pt" style:font-size-complex="10pt"/>
    </style:style>
    <style:style style:name="T167_10" style:family="text">
      <style:text-properties fo:font-size="10pt" style:font-size-asian="10pt" style:font-size-complex="10pt"/>
    </style:style>
    <style:style style:name="T167_11" style:family="text">
      <style:text-properties fo:font-size="10pt" style:font-size-asian="10pt" style:font-size-complex="10pt"/>
    </style:style>
    <style:style style:name="T167_12" style:family="text">
      <style:text-properties fo:font-size="10pt" style:font-size-asian="10pt" style:font-size-complex="10pt"/>
    </style:style>
    <style:style style:name="T167_13" style:family="text">
      <style:text-properties fo:font-size="10pt" style:font-size-asian="10pt" style:font-size-complex="10pt"/>
    </style:style>
    <style:style style:name="T167_14" style:family="text">
      <style:text-properties fo:font-size="10pt" style:font-size-asian="10pt" style:font-size-complex="10pt"/>
    </style:style>
    <style:style style:name="T167_15" style:family="text">
      <style:text-properties fo:font-size="10pt" style:font-size-asian="10pt" style:font-size-complex="10pt"/>
    </style:style>
    <style:style style:name="T167_16" style:family="text">
      <style:text-properties fo:font-size="10pt" style:font-size-asian="10pt" style:font-size-complex="10pt"/>
    </style:style>
    <style:style style:name="T167_17" style:family="text">
      <style:text-properties fo:font-size="10pt" style:font-size-asian="10pt" style:font-size-complex="10pt"/>
    </style:style>
    <style:style style:name="T167_18" style:family="text">
      <style:text-properties fo:font-size="10pt" style:font-size-asian="10pt" style:font-size-complex="10pt"/>
    </style:style>
    <style:style style:name="T167_19" style:family="text">
      <style:text-properties fo:font-size="10pt" style:font-size-asian="10pt" style:font-size-complex="10pt"/>
    </style:style>
    <style:style style:name="T167_20" style:family="text">
      <style:text-properties fo:font-size="10pt" style:font-size-asian="10pt" style:font-size-complex="10pt"/>
    </style:style>
    <style:style style:name="T167_21" style:family="text">
      <style:text-properties fo:font-size="10pt" style:font-size-asian="10pt" style:font-size-complex="10pt"/>
    </style:style>
    <style:style style:name="T167_22" style:family="text">
      <style:text-properties fo:font-size="10pt" style:font-size-asian="10pt" style:font-size-complex="10pt"/>
    </style:style>
    <style:style style:name="T167_23" style:family="text">
      <style:text-properties fo:font-size="10pt" style:font-size-asian="10pt" style:font-size-complex="10pt"/>
    </style:style>
    <style:style style:name="T167_24" style:family="text">
      <style:text-properties fo:font-size="10pt" style:font-size-asian="10pt" style:font-size-complex="10pt"/>
    </style:style>
    <style:style style:name="T167_25" style:family="text">
      <style:text-properties fo:font-size="10pt" style:font-size-asian="10pt" style:font-size-complex="10pt"/>
    </style:style>
    <style:style style:name="T167_26" style:family="text">
      <style:text-properties fo:font-size="10pt" style:font-size-asian="10pt" style:font-size-complex="10pt"/>
    </style:style>
    <style:style style:name="T167_27" style:family="text">
      <style:text-properties fo:font-size="10pt" style:font-size-asian="10pt" style:font-size-complex="10pt"/>
    </style:style>
    <style:style style:name="P168" style:family="paragraph" style:parent-style-name="Standard">
      <style:paragraph-properties fo:break-before="auto" fo:line-height="100%" fo:margin-bottom="0.212cm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fo:font-size="10pt" style:font-size-asian="10pt" style:font-size-complex="10pt"/>
    </style:style>
    <style:style style:name="T169_2" style:family="text">
      <style:text-properties fo:font-size="10pt" style:font-size-asian="10pt" style:font-size-complex="10pt"/>
    </style:style>
    <style:style style:name="T169_3" style:family="text">
      <style:text-properties fo:font-size="10pt" style:font-size-asian="10pt" style:font-size-complex="10pt"/>
    </style:style>
    <style:style style:name="T169_4" style:family="text">
      <style:text-properties fo:font-size="10pt" style:font-size-asian="10pt" style:font-size-complex="10pt"/>
    </style:style>
    <style:style style:name="T169_5" style:family="text">
      <style:text-properties fo:font-size="10pt" style:font-size-asian="10pt" style:font-size-complex="10pt"/>
    </style:style>
    <style:style style:name="T169_6" style:family="text">
      <style:text-properties fo:font-size="10pt" style:font-size-asian="10pt" style:font-size-complex="10pt"/>
    </style:style>
    <style:style style:name="T169_7" style:family="text">
      <style:text-properties fo:font-size="10pt" style:font-size-asian="10pt" style:font-size-complex="10pt"/>
    </style:style>
    <style:style style:name="T169_8" style:family="text">
      <style:text-properties fo:font-size="10pt" style:font-size-asian="10pt" style:font-size-complex="10pt"/>
    </style:style>
    <style:style style:name="T169_9" style:family="text">
      <style:text-properties fo:font-size="10pt" style:font-size-asian="10pt" style:font-size-complex="10pt"/>
    </style:style>
    <style:style style:name="T169_10" style:family="text">
      <style:text-properties fo:font-size="10pt" style:font-size-asian="10pt" style:font-size-complex="10pt"/>
    </style:style>
    <style:style style:name="T169_11" style:family="text">
      <style:text-properties fo:font-size="10pt" style:font-size-asian="10pt" style:font-size-complex="10pt"/>
    </style:style>
    <style:style style:name="T169_12" style:family="text">
      <style:text-properties fo:font-size="10pt" style:font-size-asian="10pt" style:font-size-complex="10pt"/>
    </style:style>
    <style:style style:name="T169_13" style:family="text">
      <style:text-properties fo:font-size="10pt" style:font-size-asian="10pt" style:font-size-complex="10pt"/>
    </style:style>
    <style:style style:name="T169_14" style:family="text">
      <style:text-properties fo:font-size="10pt" style:font-size-asian="10pt" style:font-size-complex="10pt"/>
    </style:style>
    <style:style style:name="T169_15" style:family="text">
      <style:text-properties fo:font-size="10pt" style:font-size-asian="10pt" style:font-size-complex="10pt"/>
    </style:style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fo:font-size="10pt" style:font-size-asian="10pt" style:font-size-complex="10pt"/>
    </style:style>
    <style:style style:name="T171_2" style:family="text">
      <style:text-properties fo:font-size="10pt" style:font-size-asian="10pt" style:font-size-complex="10pt"/>
    </style:style>
    <style:style style:name="T171_3" style:family="text">
      <style:text-properties fo:font-size="10pt" style:font-size-asian="10pt" style:font-size-complex="10pt"/>
    </style:style>
    <style:style style:name="T171_4" style:family="text">
      <style:text-properties fo:font-size="10pt" style:font-size-asian="10pt" style:font-size-complex="10pt"/>
    </style:style>
    <style:style style:name="T171_5" style:family="text">
      <style:text-properties fo:font-size="10pt" style:font-size-asian="10pt" style:font-size-complex="10pt"/>
    </style:style>
    <style:style style:name="T171_6" style:family="text">
      <style:text-properties fo:font-size="10pt" style:font-size-asian="10pt" style:font-size-complex="10pt"/>
    </style:style>
    <style:style style:name="T171_7" style:family="text">
      <style:text-properties fo:font-size="10pt" style:font-size-asian="10pt" style:font-size-complex="10pt"/>
    </style:style>
    <style:style style:name="T171_8" style:family="text">
      <style:text-properties fo:font-size="10pt" style:font-size-asian="10pt" style:font-size-complex="10pt"/>
    </style:style>
    <style:style style:name="T171_9" style:family="text">
      <style:text-properties fo:font-size="10pt" style:font-size-asian="10pt" style:font-size-complex="10pt"/>
    </style:style>
    <style:style style:name="T171_10" style:family="text">
      <style:text-properties fo:font-size="10pt" style:font-size-asian="10pt" style:font-size-complex="10pt"/>
    </style:style>
    <style:style style:name="T171_11" style:family="text">
      <style:text-properties fo:font-size="10pt" style:font-size-asian="10pt" style:font-size-complex="10pt"/>
    </style:style>
    <style:style style:name="T171_12" style:family="text">
      <style:text-properties fo:font-size="10pt" style:font-size-asian="10pt" style:font-size-complex="10pt"/>
    </style:style>
    <style:style style:name="T171_13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00%" fo:margin-top="0cm" fo:margin-bottom="0cm" style:writing-mode="lr-tb"/>
    </style:style>
    <style:style style:name="T172_1" style:family="text">
      <style:text-properties fo:font-size="10pt" style:font-size-asian="10pt" style:font-size-complex="10pt"/>
    </style:style>
    <style:style style:name="T172_2" style:family="text">
      <style:text-properties fo:font-size="10pt" style:font-size-asian="10pt" style:font-size-complex="10pt"/>
    </style:style>
    <style:style style:name="T172_3" style:family="text">
      <style:text-properties fo:font-size="10pt" style:font-size-asian="10pt" style:font-size-complex="10pt"/>
    </style:style>
    <style:style style:name="T172_4" style:family="text">
      <style:text-properties fo:font-size="10pt" style:font-size-asian="10pt" style:font-size-complex="10pt"/>
    </style:style>
    <style:style style:name="T172_5" style:family="text">
      <style:text-properties fo:font-size="10pt" style:font-size-asian="10pt" style:font-size-complex="10pt"/>
    </style:style>
    <style:style style:name="T172_6" style:family="text">
      <style:text-properties fo:font-size="10pt" style:font-size-asian="10pt" style:font-size-complex="10pt"/>
    </style:style>
    <style:style style:name="T172_7" style:family="text">
      <style:text-properties fo:font-size="10pt" style:font-size-asian="10pt" style:font-size-complex="10pt"/>
    </style:style>
    <style:style style:name="T172_8" style:family="text">
      <style:text-properties fo:font-size="10pt" style:font-size-asian="10pt" style:font-size-complex="10pt"/>
    </style:style>
    <style:style style:name="T172_9" style:family="text">
      <style:text-properties fo:font-size="10pt" style:font-size-asian="10pt" style:font-size-complex="10pt"/>
    </style:style>
    <style:style style:name="T172_10" style:family="text">
      <style:text-properties fo:font-size="10pt" style:font-size-asian="10pt" style:font-size-complex="10pt"/>
    </style:style>
    <style:style style:name="T172_11" style:family="text">
      <style:text-properties fo:font-size="10pt" style:font-size-asian="10pt" style:font-size-complex="10pt"/>
    </style:style>
    <style:style style:name="T172_12" style:family="text">
      <style:text-properties fo:font-size="10pt" style:font-size-asian="10pt" style:font-size-complex="10pt"/>
    </style:style>
    <style:style style:name="T172_13" style:family="text">
      <style:text-properties fo:font-size="10pt" style:font-size-asian="10pt" style:font-size-complex="10pt"/>
    </style:style>
    <style:style style:name="P173" style:family="paragraph" style:parent-style-name="Standard">
      <style:paragraph-properties fo:break-before="auto" fo:line-height="100%" fo:margin-bottom="0.212cm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00%" fo:margin-bottom="0.212cm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75" style:family="paragraph" style:parent-style-name="Standard">
      <style:paragraph-properties fo:break-before="auto" fo:line-height="100%" fo:margin-bottom="0.212cm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T175_2" style:family="text">
      <style:text-properties fo:font-size="10pt" style:font-size-asian="10pt" style:font-size-complex="10pt" fo:font-weight="bold" style:font-weight-asian="bold" style:font-weight-complex="bold"/>
    </style:style>
    <style:style style:name="T175_3" style:family="text">
      <style:text-properties fo:font-size="10pt" style:font-size-asian="10pt" style:font-size-complex="10pt" fo:font-weight="bold" style:font-weight-asian="bold" style:font-weight-complex="bold"/>
    </style:style>
    <style:style style:name="T175_4" style:family="text">
      <style:text-properties fo:font-size="10pt" style:font-size-asian="10pt" style:font-size-complex="10pt" fo:font-weight="bold" style:font-weight-asian="bold" style:font-weight-complex="bold"/>
    </style:style>
    <style:style style:name="T175_5" style:family="text">
      <style:text-properties fo:font-size="10pt" style:font-size-asian="10pt" style:font-size-complex="10pt" fo:font-weight="bold" style:font-weight-asian="bold" style:font-weight-complex="bold"/>
    </style:style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>
      <style:text-properties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T177_7" style:family="text">
      <style:text-properties fo:font-size="10pt" style:font-size-asian="10pt" style:font-size-complex="10pt"/>
    </style:style>
    <style:style style:name="T177_8" style:family="text">
      <style:text-properties fo:font-size="10pt" style:font-size-asian="10pt" style:font-size-complex="10pt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00%" fo:margin-bottom="0.212cm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10pt" style:font-size-asian="10pt" style:font-size-complex="10pt" fo:font-weight="bold" style:font-weight-asian="bold" style:font-weight-complex="bold"/>
    </style:style>
    <style:style style:name="T178_3" style:family="text">
      <style:text-properties fo:font-size="10pt" style:font-size-asian="10pt" style:font-size-complex="10pt" fo:font-weight="bold" style:font-weight-asian="bold" style:font-weight-complex="bold"/>
    </style:style>
    <style:style style:name="T178_4" style:family="text">
      <style:text-properties fo:font-size="10pt" style:font-size-asian="10pt" style:font-size-complex="10pt" fo:font-weight="bold" style:font-weight-asian="bold" style:font-weight-complex="bold"/>
    </style:style>
    <style:style style:name="T178_5" style:family="text">
      <style:text-properties fo:font-size="10pt" style:font-size-asian="10pt" style:font-size-complex="10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00%" fo:margin-top="0cm" style:writing-mode="lr-tb"/>
    </style:style>
    <style:style style:name="T179_1" style:family="text">
      <style:text-properties fo:font-size="10pt" style:font-size-asian="10pt" style:font-size-complex="10pt"/>
    </style:style>
    <style:style style:name="T179_2" style:family="text">
      <style:text-properties fo:font-size="10pt" style:font-size-asian="10pt" style:font-size-complex="10pt"/>
    </style:style>
    <style:style style:name="T179_3" style:family="text">
      <style:text-properties fo:font-size="10pt" style:font-size-asian="10pt" style:font-size-complex="10pt"/>
    </style:style>
    <style:style style:name="T179_4" style:family="text">
      <style:text-properties fo:font-size="10pt" style:font-size-asian="10pt" style:font-size-complex="10pt"/>
    </style:style>
    <style:style style:name="T179_5" style:family="text">
      <style:text-properties fo:font-size="10pt" style:font-size-asian="10pt" style:font-size-complex="10pt"/>
    </style:style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>
      <style:text-properties fo:font-size="10pt" style:font-size-asian="10pt" style:font-size-complex="10pt"/>
    </style:style>
    <style:style style:name="T180_4" style:family="text">
      <style:text-properties fo:font-size="10pt" style:font-size-asian="10pt" style:font-size-complex="10pt"/>
    </style:style>
    <style:style style:name="T180_5" style:family="text">
      <style:text-properties fo:font-size="10pt" style:font-size-asian="10pt" style:font-size-complex="10pt"/>
    </style:style>
    <style:style style:name="T180_6" style:family="text">
      <style:text-properties fo:font-size="10pt" style:font-size-asian="10pt" style:font-size-complex="10pt"/>
    </style:style>
    <style:style style:name="T180_7" style:family="text">
      <style:text-properties fo:font-size="10pt" style:font-size-asian="10pt" style:font-size-complex="10pt"/>
    </style:style>
    <style:style style:name="T180_8" style:family="text">
      <style:text-properties fo:font-size="10pt" style:font-size-asian="10pt" style:font-size-complex="10pt"/>
    </style:style>
    <style:style style:name="T180_9" style:family="text">
      <style:text-properties fo:font-size="10pt" style:font-size-asian="10pt" style:font-size-complex="10pt"/>
    </style:style>
    <style:style style:name="T180_10" style:family="text">
      <style:text-properties fo:font-size="10pt" style:font-size-asian="10pt" style:font-size-complex="10pt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00%" fo:margin-top="0cm" fo:margin-bottom="0cm" style:writing-mode="lr-tb"/>
    </style:style>
    <style:style style:name="T181_1" style:family="text">
      <style:text-properties fo:font-size="10pt" style:font-size-asian="10pt" style:font-size-complex="10pt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break-before="auto" fo:line-height="100%" fo:margin-bottom="0.212cm" style:writing-mode="lr-tb"/>
    </style:style>
    <style:style style:name="T182_1" style:family="text">
      <style:text-properties fo:font-size="10pt" style:font-size-asian="10pt" style:font-size-complex="10pt" fo:font-weight="bold" style:font-weight-asian="bold" style:font-weight-complex="bold"/>
    </style:style>
    <style:style style:name="T182_2" style:family="text">
      <style:text-properties fo:font-size="10pt" style:font-size-asian="10pt" style:font-size-complex="10pt" fo:font-weight="bold" style:font-weight-asian="bold" style:font-weight-complex="bold"/>
    </style:style>
    <style:style style:name="T182_3" style:family="text">
      <style:text-properties fo:font-size="10pt" style:font-size-asian="10pt" style:font-size-complex="10pt" fo:font-weight="bold" style:font-weight-asian="bold" style:font-weight-complex="bold"/>
    </style:style>
    <style:style style:name="T182_4" style:family="text">
      <style:text-properties fo:font-size="10pt" style:font-size-asian="10pt" style:font-size-complex="10pt" fo:font-weight="bold" style:font-weight-asian="bold" style:font-weight-complex="bold"/>
    </style:style>
    <style:style style:name="T182_5" style:family="text">
      <style:text-properties fo:font-size="10pt" style:font-size-asian="10pt" style:font-size-complex="10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00%" fo:margin-top="0cm" style:writing-mode="lr-tb"/>
    </style:style>
    <style:style style:name="T183_1" style:family="text">
      <style:text-properties fo:font-size="10pt" style:font-size-asian="10pt" style:font-size-complex="10pt"/>
    </style:style>
    <style:style style:name="T183_2" style:family="text">
      <style:text-properties fo:font-size="10pt" style:font-size-asian="10pt" style:font-size-complex="10pt"/>
    </style:style>
    <style:style style:name="T183_3" style:family="text">
      <style:text-properties fo:font-size="10pt" style:font-size-asian="10pt" style:font-size-complex="10pt"/>
    </style:style>
    <style:style style:name="T183_4" style:family="text">
      <style:text-properties fo:font-size="10pt" style:font-size-asian="10pt" style:font-size-complex="10pt"/>
    </style:style>
    <style:style style:name="T183_5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00%" fo:margin-top="0cm" fo:margin-bottom="0cm" style:writing-mode="lr-tb"/>
    </style:style>
    <style:style style:name="T184_1" style:family="text">
      <style:text-properties fo:font-size="10pt" style:font-size-asian="10pt" style:font-size-complex="10pt"/>
    </style:style>
    <style:style style:name="T184_2" style:family="text">
      <style:text-properties fo:font-size="10pt" style:font-size-asian="10pt" style:font-size-complex="10pt"/>
    </style:style>
    <style:style style:name="T184_3" style:family="text">
      <style:text-properties fo:font-size="10pt" style:font-size-asian="10pt" style:font-size-complex="10pt"/>
    </style:style>
    <style:style style:name="T184_4" style:family="text">
      <style:text-properties fo:font-size="10pt" style:font-size-asian="10pt" style:font-size-complex="10pt"/>
    </style:style>
    <style:style style:name="T184_5" style:family="text">
      <style:text-properties fo:font-size="10pt" style:font-size-asian="10pt" style:font-size-complex="10pt"/>
    </style:style>
    <style:style style:name="T184_6" style:family="text">
      <style:text-properties fo:font-size="10pt" style:font-size-asian="10pt" style:font-size-complex="10pt"/>
    </style:style>
    <style:style style:name="T184_7" style:family="text">
      <style:text-properties fo:font-size="10pt" style:font-size-asian="10pt" style:font-size-complex="10pt"/>
    </style:style>
    <style:style style:name="T184_8" style:family="text">
      <style:text-properties fo:font-size="10pt" style:font-size-asian="10pt" style:font-size-complex="10pt"/>
    </style:style>
    <style:style style:name="T184_9" style:family="text">
      <style:text-properties fo:font-size="10pt" style:font-size-asian="10pt" style:font-size-complex="10pt"/>
    </style:style>
    <style:style style:name="T184_10" style:family="text">
      <style:text-properties fo:font-size="10pt" style:font-size-asian="10pt" style:font-size-complex="10pt"/>
    </style:style>
    <style:style style:name="T184_11" style:family="text">
      <style:text-properties fo:font-size="10pt" style:font-size-asian="10pt" style:font-size-complex="10pt"/>
    </style:style>
    <style:style style:name="P185" style:family="paragraph" style:parent-style-name="Standard">
      <style:paragraph-properties fo:break-before="auto" fo:line-height="100%" fo:margin-bottom="0.212cm" style:writing-mode="lr-tb"/>
    </style:style>
    <style:style style:name="P186" style:family="paragraph" style:parent-style-name="Heading_20_2">
      <style:paragraph-properties fo:break-before="auto" fo:line-height="100%" style:writing-mode="lr-tb"/>
    </style:style>
    <style:style style:name="T186_1" style:family="text">
      <style:text-properties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P187" style:family="paragraph" style:parent-style-name="Standard">
      <style:paragraph-properties fo:break-before="auto" fo:line-height="100%" fo:margin-bottom="0.212cm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P188" style:family="paragraph" style:parent-style-name="Standard">
      <style:paragraph-properties fo:break-before="auto" fo:line-height="100%" fo:margin-top="0cm" style:writing-mode="lr-tb"/>
    </style:style>
    <style:style style:name="T188_1" style:family="text">
      <style:text-properties fo:font-size="10pt" style:font-size-asian="10pt" style:font-size-complex="10pt"/>
    </style:style>
    <style:style style:name="T188_2" style:family="text">
      <style:text-properties fo:font-size="10pt" style:font-size-asian="10pt" style:font-size-complex="10pt"/>
    </style:style>
    <style:style style:name="T188_3" style:family="text">
      <style:text-properties fo:font-size="10pt" style:font-size-asian="10pt" style:font-size-complex="10pt"/>
    </style:style>
    <style:style style:name="T188_4" style:family="text">
      <style:text-properties fo:font-size="10pt" style:font-size-asian="10pt" style:font-size-complex="10pt"/>
    </style:style>
    <style:style style:name="T188_5" style:family="text">
      <style:text-properties fo:font-size="10pt" style:font-size-asian="10pt" style:font-size-complex="10pt"/>
    </style:style>
    <style:style style:name="T188_6" style:family="text">
      <style:text-properties fo:font-size="10pt" style:font-size-asian="10pt" style:font-size-complex="10pt"/>
    </style:style>
    <style:style style:name="T188_7" style:family="text">
      <style:text-properties fo:font-size="10pt" style:font-size-asian="10pt" style:font-size-complex="10pt"/>
    </style:style>
    <style:style style:name="T188_8" style:family="text">
      <style:text-properties fo:font-size="10pt" style:font-size-asian="10pt" style:font-size-complex="10pt"/>
    </style:style>
    <style:style style:name="T188_9" style:family="text">
      <style:text-properties fo:font-size="10pt" style:font-size-asian="10pt" style:font-size-complex="10pt"/>
    </style:style>
    <style:style style:name="P189" style:family="paragraph" style:parent-style-name="Standard">
      <style:paragraph-properties fo:break-before="auto" fo:line-height="100%" fo:margin-top="0cm" fo:margin-bottom="0cm" style:writing-mode="lr-tb"/>
    </style:style>
    <style:style style:name="T189_1" style:family="text">
      <style:text-properties fo:font-size="10pt" style:font-size-asian="10pt" style:font-size-complex="10pt"/>
    </style:style>
    <style:style style:name="T189_2" style:family="text">
      <style:text-properties fo:font-size="10pt" style:font-size-asian="10pt" style:font-size-complex="10pt"/>
    </style:style>
    <style:style style:name="T189_3" style:family="text">
      <style:text-properties fo:font-size="10pt" style:font-size-asian="10pt" style:font-size-complex="10pt"/>
    </style:style>
    <style:style style:name="T189_4" style:family="text">
      <style:text-properties fo:font-size="10pt" style:font-size-asian="10pt" style:font-size-complex="10pt"/>
    </style:style>
    <style:style style:name="T189_5" style:family="text">
      <style:text-properties fo:font-size="10pt" style:font-size-asian="10pt" style:font-size-complex="10pt"/>
    </style:style>
    <style:style style:name="T189_6" style:family="text">
      <style:text-properties fo:font-size="10pt" style:font-size-asian="10pt" style:font-size-complex="10pt"/>
    </style:style>
    <style:style style:name="T189_7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FIUBA</text:span><text:span text:style-name="T1_2"><text:s/>-<text:s/>7507</text:span></text:p>
      <text:p text:style-name="P2"><text:span text:style-name="T2_1">Algoritmos</text:span><text:span text:style-name="T2_2"><text:s/></text:span><text:span text:style-name="T2_3">y</text:span><text:span text:style-name="T2_4"><text:s/></text:span><text:span text:style-name="T2_5">programación</text:span><text:span text:style-name="T2_6"><text:s/>3</text:span></text:p>
      <text:p text:style-name="P3"><text:span text:style-name="T3_1">Trabajo</text:span><text:span text:style-name="T3_2"><text:s/></text:span><text:span text:style-name="T3_3">práctico</text:span><text:span text:style-name="T3_4"><text:s/>2:<text:s/></text:span><text:span text:style-name="T3_5">Batalla</text:span><text:span text:style-name="T3_6"><text:s/></text:span><text:span text:style-name="T3_7">Navalgo</text:span></text:p>
      <text:p text:style-name="P4"><text:span text:style-name="T4_1">1</text:span><text:span text:style-name="T4_2">er</text:span><text:span text:style-name="T4_3"><text:s/></text:span><text:span text:style-name="T4_4">cuatrimestre</text:span><text:span text:style-name="T4_5">,<text:s/>2013</text:span></text:p>
      <text:p text:style-name="P5"><text:span text:style-name="T5_1">(</text:span><text:span text:style-name="T5_2">trabajo</text:span><text:span text:style-name="T5_3"><text:s/></text:span><text:span text:style-name="T5_4">grupal</text:span><text:span text:style-name="T5_5">)</text:span></text:p>
      <text:p text:style-name="P6"><text:span text:style-name="T6_1">Alumno</text:span><text:span text:style-name="T6_2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><text:span text:style-name="T7_1">Nombre</text:span></text:p>
          </table:table-cell>
          <table:table-cell table:style-name="Cell2">
            <text:p text:style-name="P8"><text:span text:style-name="T8_1">Padrón</text:span></text:p>
          </table:table-cell>
          <table:table-cell table:style-name="Cell3">
            <text:p text:style-name="P9"><text:span text:style-name="T9_1">Mail</text:span></text:p>
          </table:table-cell>
        </table:table-row>
        <table:table-row table:style-name="Row2">
          <table:table-cell table:style-name="Cell4">
            <text:p text:style-name="P10"/>
          </table:table-cell>
          <table:table-cell table:style-name="Cell5">
            <text:p text:style-name="P11"/>
          </table:table-cell>
          <table:table-cell table:style-name="Cell6">
            <text:p text:style-name="P12"/>
          </table:table-cell>
        </table:table-row>
        <table:table-row table:style-name="Row3">
          <table:table-cell table:style-name="Cell7">
            <text:p text:style-name="P13"/>
          </table:table-cell>
          <table:table-cell table:style-name="Cell8">
            <text:p text:style-name="P14"/>
          </table:table-cell>
          <table:table-cell table:style-name="Cell9">
            <text:p text:style-name="P15"/>
          </table:table-cell>
        </table:table-row>
        <table:table-row table:style-name="Row4">
          <table:table-cell table:style-name="Cell10">
            <text:p text:style-name="P16"/>
          </table:table-cell>
          <table:table-cell table:style-name="Cell11">
            <text:p text:style-name="P17"/>
          </table:table-cell>
          <table:table-cell table:style-name="Cell12">
            <text:p text:style-name="P18"/>
          </table:table-cell>
        </table:table-row>
      </table:table>
      <text:p text:style-name="P19"/>
      <text:p text:style-name="P20"/>
      <text:p text:style-name="P21"><text:span text:style-name="T21_1">Fecha</text:span><text:span text:style-name="T21_2"><text:s/></text:span><text:span text:style-name="T21_3">de</text:span><text:span text:style-name="T21_4"><text:s/></text:span><text:span text:style-name="T21_5">entrega</text:span><text:span text:style-name="T21_6">:</text:span></text:p>
      <text:p text:style-name="P22"/>
      <text:p text:style-name="P23"><text:span text:style-name="T23_1">Tutor</text:span><text:span text:style-name="T23_2">:</text:span></text:p>
      <text:p text:style-name="P24"/>
      <text:p text:style-name="P25"><text:span text:style-name="T25_1">Nota</text:span><text:span text:style-name="T25_2"><text:s/></text:span><text:span text:style-name="T25_3">Final</text:span><text:span text:style-name="T25_4">:</text:span></text:p>
      <text:p text:style-name="P26"/>
      <text:p text:style-name="P27"/>
      <text:p text:style-name="P28"/>
      <text:p text:style-name="P29"><text:span text:style-name="T29_1">Tabla</text:span><text:span text:style-name="T29_2"><text:s/></text:span><text:span text:style-name="T29_3">de</text:span><text:span text:style-name="T29_4"><text:s/></text:span><text:span text:style-name="T29_5">contenidos</text:span></text:p>
      <text:p text:style-name="P30"/>
      <text:p text:style-name="P31"><text:span text:style-name="T31_1"><text:a xlink:type="simple" xlink:href="#id.gjdgxs"><text:span text:style-name="T31_2">Introducción</text:span></text:a></text:span></text:p>
      <text:p text:style-name="P32"><text:span text:style-name="T32_1"><text:a xlink:type="simple" xlink:href="#id.30j0zll"><text:span text:style-name="T32_2">-</text:span></text:a></text:span><text:span text:style-name="T32_3"><text:a xlink:type="simple" xlink:href="#id.30j0zll"><text:span text:style-name="T32_4">Objetivo</text:span></text:a></text:span><text:span text:style-name="T32_5"><text:a xlink:type="simple" xlink:href="#id.30j0zll"><text:span text:style-name="T32_6"><text:s/></text:span></text:a></text:span><text:span text:style-name="T32_7"><text:a xlink:type="simple" xlink:href="#id.30j0zll"><text:span text:style-name="T32_8">del</text:span></text:a></text:span><text:span text:style-name="T32_9"><text:a xlink:type="simple" xlink:href="#id.30j0zll"><text:span text:style-name="T32_10"><text:s/></text:span></text:a></text:span><text:span text:style-name="T32_11"><text:a xlink:type="simple" xlink:href="#id.30j0zll"><text:span text:style-name="T32_12">trabajo</text:span></text:a></text:span></text:p>
      <text:p text:style-name="P33"><text:span text:style-name="T33_1"><text:a xlink:type="simple" xlink:href="#id.1fob9te"><text:span text:style-name="T33_2">Consigna</text:span></text:a></text:span><text:span text:style-name="T33_3"><text:a xlink:type="simple" xlink:href="#id.1fob9te"><text:span text:style-name="T33_4"><text:s/></text:span></text:a></text:span><text:span text:style-name="T33_5"><text:a xlink:type="simple" xlink:href="#id.1fob9te"><text:span text:style-name="T33_6">general</text:span></text:a></text:span></text:p>
      <text:p text:style-name="P34"><text:span text:style-name="T34_1"><text:a xlink:type="simple" xlink:href="#id.3znysh7"><text:span text:style-name="T34_2">Descripción</text:span></text:a></text:span><text:span text:style-name="T34_3"><text:a xlink:type="simple" xlink:href="#id.3znysh7"><text:span text:style-name="T34_4"><text:s/></text:span></text:a></text:span><text:span text:style-name="T34_5"><text:a xlink:type="simple" xlink:href="#id.3znysh7"><text:span text:style-name="T34_6">de</text:span></text:a></text:span><text:span text:style-name="T34_7"><text:a xlink:type="simple" xlink:href="#id.3znysh7"><text:span text:style-name="T34_8"><text:s/></text:span></text:a></text:span><text:span text:style-name="T34_9"><text:a xlink:type="simple" xlink:href="#id.3znysh7"><text:span text:style-name="T34_10">la</text:span></text:a></text:span><text:span text:style-name="T34_11"><text:a xlink:type="simple" xlink:href="#id.3znysh7"><text:span text:style-name="T34_12"><text:s/></text:span></text:a></text:span><text:span text:style-name="T34_13"><text:a xlink:type="simple" xlink:href="#id.3znysh7"><text:span text:style-name="T34_14">aplicación</text:span></text:a></text:span><text:span text:style-name="T34_15"><text:a xlink:type="simple" xlink:href="#id.3znysh7"><text:span text:style-name="T34_16"><text:s/></text:span></text:a></text:span><text:span text:style-name="T34_17"><text:a xlink:type="simple" xlink:href="#id.3znysh7"><text:span text:style-name="T34_18">a</text:span></text:a></text:span><text:span text:style-name="T34_19"><text:a xlink:type="simple" xlink:href="#id.3znysh7"><text:span text:style-name="T34_20"><text:s/></text:span></text:a></text:span><text:span text:style-name="T34_21"><text:a xlink:type="simple" xlink:href="#id.3znysh7"><text:span text:style-name="T34_22">desarrollar</text:span></text:a></text:span></text:p>
      <text:p text:style-name="P35"><text:span text:style-name="T35_1"><text:a xlink:type="simple" xlink:href="#id.2et92p0"><text:span text:style-name="T35_2">-</text:span></text:a></text:span><text:span text:style-name="T35_3"><text:a xlink:type="simple" xlink:href="#id.2et92p0"><text:span text:style-name="T35_4">Contexto</text:span></text:a></text:span></text:p>
      <text:p text:style-name="P36"><text:span text:style-name="T36_1"><text:a xlink:type="simple" xlink:href="#id.tyjcwt"><text:span text:style-name="T36_2">Objetivo</text:span></text:a></text:span><text:span text:style-name="T36_3"><text:a xlink:type="simple" xlink:href="#id.tyjcwt"><text:span text:style-name="T36_4"><text:s/></text:span></text:a></text:span><text:span text:style-name="T36_5"><text:a xlink:type="simple" xlink:href="#id.tyjcwt"><text:span text:style-name="T36_6">del</text:span></text:a></text:span><text:span text:style-name="T36_7"><text:a xlink:type="simple" xlink:href="#id.tyjcwt"><text:span text:style-name="T36_8"><text:s/></text:span></text:a></text:span><text:span text:style-name="T36_9"><text:a xlink:type="simple" xlink:href="#id.tyjcwt"><text:span text:style-name="T36_10">juego</text:span></text:a></text:span></text:p>
      <text:p text:style-name="P37"><text:span text:style-name="T37_1"><text:a xlink:type="simple" xlink:href="#id.3dy6vkm"><text:span text:style-name="T37_2">Puntos</text:span></text:a></text:span></text:p>
      <text:p text:style-name="P38"><text:span text:style-name="T38_1"><text:a xlink:type="simple" xlink:href="#id.1t3h5sf"><text:span text:style-name="T38_2">Dinamica</text:span></text:a></text:span><text:span text:style-name="T38_3"><text:a xlink:type="simple" xlink:href="#id.1t3h5sf"><text:span text:style-name="T38_4"><text:s/></text:span></text:a></text:span><text:span text:style-name="T38_5"><text:a xlink:type="simple" xlink:href="#id.1t3h5sf"><text:span text:style-name="T38_6">del</text:span></text:a></text:span><text:span text:style-name="T38_7"><text:a xlink:type="simple" xlink:href="#id.1t3h5sf"><text:span text:style-name="T38_8"><text:s/></text:span></text:a></text:span><text:span text:style-name="T38_9"><text:a xlink:type="simple" xlink:href="#id.1t3h5sf"><text:span text:style-name="T38_10">juego</text:span></text:a></text:span></text:p>
      <text:p text:style-name="P39"><text:span text:style-name="T39_1"><text:a xlink:type="simple" xlink:href="#id.4d34og8"><text:span text:style-name="T39_2">Disparos</text:span></text:a></text:span></text:p>
      <text:p text:style-name="P40"><text:span text:style-name="T40_1"><text:a xlink:type="simple" xlink:href="#id.2s8eyo1"><text:span text:style-name="T40_2">Tablero</text:span></text:a></text:span></text:p>
      <text:p text:style-name="P41"><text:span text:style-name="T41_1"><text:a xlink:type="simple" xlink:href="#id.3rdcrjn"><text:span text:style-name="T41_2">Naves</text:span></text:a></text:span></text:p>
      <text:p text:style-name="P42"><text:span text:style-name="T42_1"><text:a xlink:type="simple" xlink:href="#id.26in1rg"><text:span text:style-name="T42_2">Entregables</text:span></text:a></text:span></text:p>
      <text:p text:style-name="P43"><text:span text:style-name="T43_1"><text:a xlink:type="simple" xlink:href="#id.lnxbz9"><text:span text:style-name="T43_2">Forma</text:span></text:a></text:span><text:span text:style-name="T43_3"><text:a xlink:type="simple" xlink:href="#id.lnxbz9"><text:span text:style-name="T43_4"><text:s/></text:span></text:a></text:span><text:span text:style-name="T43_5"><text:a xlink:type="simple" xlink:href="#id.lnxbz9"><text:span text:style-name="T43_6">de</text:span></text:a></text:span><text:span text:style-name="T43_7"><text:a xlink:type="simple" xlink:href="#id.lnxbz9"><text:span text:style-name="T43_8"><text:s/></text:span></text:a></text:span><text:span text:style-name="T43_9"><text:a xlink:type="simple" xlink:href="#id.lnxbz9"><text:span text:style-name="T43_10">entrega</text:span></text:a></text:span></text:p>
      <text:p text:style-name="P44"><text:span text:style-name="T44_1"><text:a xlink:type="simple" xlink:href="#id.35nkun2"><text:span text:style-name="T44_2">Informe</text:span></text:a></text:span></text:p>
      <text:p text:style-name="P45"><text:span text:style-name="T45_1">-</text:span><text:span text:style-name="T45_2"><text:a xlink:type="simple" xlink:href="#id.1ksv4uv"><text:span text:style-name="T45_3">Supuestos</text:span></text:a></text:span></text:p>
      <text:p text:style-name="P46"><text:span text:style-name="T46_1"><text:a xlink:type="simple" xlink:href="#id.44sinio"><text:span text:style-name="T46_2">Modelo</text:span></text:a></text:span><text:span text:style-name="T46_3"><text:a xlink:type="simple" xlink:href="#id.44sinio"><text:span text:style-name="T46_4"><text:s/></text:span></text:a></text:span><text:span text:style-name="T46_5"><text:a xlink:type="simple" xlink:href="#id.44sinio"><text:span text:style-name="T46_6">de</text:span></text:a></text:span><text:span text:style-name="T46_7"><text:a xlink:type="simple" xlink:href="#id.44sinio"><text:span text:style-name="T46_8"><text:s/></text:span></text:a></text:span><text:span text:style-name="T46_9"><text:a xlink:type="simple" xlink:href="#id.44sinio"><text:span text:style-name="T46_10">dominio</text:span></text:a></text:span></text:p>
      <text:p text:style-name="P47"><text:span text:style-name="T47_1"><text:a xlink:type="simple" xlink:href="#id.2jxsxqh"><text:span text:style-name="T47_2">Diagramas</text:span></text:a></text:span><text:span text:style-name="T47_3"><text:a xlink:type="simple" xlink:href="#id.2jxsxqh"><text:span text:style-name="T47_4"><text:s/></text:span></text:a></text:span><text:span text:style-name="T47_5"><text:a xlink:type="simple" xlink:href="#id.2jxsxqh"><text:span text:style-name="T47_6">de</text:span></text:a></text:span><text:span text:style-name="T47_7"><text:a xlink:type="simple" xlink:href="#id.2jxsxqh"><text:span text:style-name="T47_8"><text:s/></text:span></text:a></text:span><text:span text:style-name="T47_9"><text:a xlink:type="simple" xlink:href="#id.2jxsxqh"><text:span text:style-name="T47_10">clases</text:span></text:a></text:span></text:p>
      <text:p text:style-name="P48"><text:span text:style-name="T48_1"><text:a xlink:type="simple" xlink:href="#id.z337ya"><text:span text:style-name="T48_2">Detalles</text:span></text:a></text:span><text:span text:style-name="T48_3"><text:a xlink:type="simple" xlink:href="#id.z337ya"><text:span text:style-name="T48_4"><text:s/></text:span></text:a></text:span><text:span text:style-name="T48_5"><text:a xlink:type="simple" xlink:href="#id.z337ya"><text:span text:style-name="T48_6">de</text:span></text:a></text:span><text:span text:style-name="T48_7"><text:a xlink:type="simple" xlink:href="#id.z337ya"><text:span text:style-name="T48_8"><text:s/></text:span></text:a></text:span><text:span text:style-name="T48_9"><text:a xlink:type="simple" xlink:href="#id.z337ya"><text:span text:style-name="T48_10">implementación</text:span></text:a></text:span></text:p>
      <text:p text:style-name="P49"><text:span text:style-name="T49_1"><text:a xlink:type="simple" xlink:href="#id.3j2qqm3"><text:span text:style-name="T49_2">Excepciones</text:span></text:a></text:span></text:p>
      <text:p text:style-name="P50"><text:span text:style-name="T50_1"><text:a xlink:type="simple" xlink:href="#id.1y810tw"><text:span text:style-name="T50_2">Diagramas</text:span></text:a></text:span><text:span text:style-name="T50_3"><text:a xlink:type="simple" xlink:href="#id.1y810tw"><text:span text:style-name="T50_4"><text:s/></text:span></text:a></text:span><text:span text:style-name="T50_5"><text:a xlink:type="simple" xlink:href="#id.1y810tw"><text:span text:style-name="T50_6">de</text:span></text:a></text:span><text:span text:style-name="T50_7"><text:a xlink:type="simple" xlink:href="#id.1y810tw"><text:span text:style-name="T50_8"><text:s/></text:span></text:a></text:span><text:span text:style-name="T50_9"><text:a xlink:type="simple" xlink:href="#id.1y810tw"><text:span text:style-name="T50_10">secuencia</text:span></text:a></text:span></text:p>
      <text:p text:style-name="P51"><text:span text:style-name="T51_1"><text:a xlink:type="simple" xlink:href="#id.2xcytpi"><text:span text:style-name="T51_2">Checklist</text:span></text:a></text:span><text:span text:style-name="T51_3"><text:a xlink:type="simple" xlink:href="#id.2xcytpi"><text:span text:style-name="T51_4"><text:s/></text:span></text:a></text:span><text:span text:style-name="T51_5"><text:a xlink:type="simple" xlink:href="#id.2xcytpi"><text:span text:style-name="T51_6">de</text:span></text:a></text:span><text:span text:style-name="T51_7"><text:a xlink:type="simple" xlink:href="#id.2xcytpi"><text:span text:style-name="T51_8"><text:s/></text:span></text:a></text:span><text:span text:style-name="T51_9"><text:a xlink:type="simple" xlink:href="#id.2xcytpi"><text:span text:style-name="T51_10">corrección</text:span></text:a></text:span></text:p>
      <text:p text:style-name="P52"><text:span text:style-name="T52_1"><text:a xlink:type="simple" xlink:href="#id.1ci93xb"><text:span text:style-name="T52_2">Código</text:span></text:a></text:span></text:p>
      <text:p text:style-name="P53"/>
      <text:p text:style-name="P54"><text:bookmark-start text:name="id.gjdgxs"/><text:bookmark-end text:name="id.gjdgxs"/></text:p>
      <text:h text:style-name="P55" text:outline-level="10"><text:span text:style-name="T55_1">Introducción</text:span><text:bookmark-start text:name="id.30j0zll"/><text:bookmark-end text:name="id.30j0zll"/></text:h>
      <text:h text:style-name="P56" text:outline-level="10"><text:span text:style-name="T56_1">Objetivo</text:span><text:span text:style-name="T56_2"><text:s/></text:span><text:span text:style-name="T56_3">del</text:span><text:span text:style-name="T56_4"><text:s/></text:span><text:span text:style-name="T56_5">trabajo</text:span></text:h>
      <text:p text:style-name="P57"><text:span text:style-name="T57_1">Aplicar</text:span><text:span text:style-name="T57_2"><text:s/></text:span><text:span text:style-name="T57_3">los</text:span><text:span text:style-name="T57_4"><text:s/></text:span><text:span text:style-name="T57_5">conceptos</text:span><text:span text:style-name="T57_6"><text:s/></text:span><text:span text:style-name="T57_7">enseñados</text:span><text:span text:style-name="T57_8"><text:s/></text:span><text:span text:style-name="T57_9">en</text:span><text:span text:style-name="T57_10"><text:s/></text:span><text:span text:style-name="T57_11">la</text:span><text:span text:style-name="T57_12"><text:s/></text:span><text:span text:style-name="T57_13">materia</text:span><text:span text:style-name="T57_14"><text:s/></text:span><text:span text:style-name="T57_15">a</text:span><text:span text:style-name="T57_16"><text:s/></text:span><text:span text:style-name="T57_17">la</text:span><text:span text:style-name="T57_18"><text:s/></text:span><text:span text:style-name="T57_19">resolución</text:span><text:span text:style-name="T57_20"><text:s/></text:span><text:span text:style-name="T57_21">de</text:span><text:span text:style-name="T57_22"><text:s/></text:span><text:span text:style-name="T57_23">un</text:span><text:span text:style-name="T57_24"><text:s/></text:span><text:span text:style-name="T57_25">problema</text:span><text:span text:style-name="T57_26">,<text:s/></text:span><text:span text:style-name="T57_27">trabajando</text:span><text:span text:style-name="T57_28"><text:s/></text:span><text:span text:style-name="T57_29">en</text:span><text:span text:style-name="T57_30"><text:s/></text:span><text:span text:style-name="T57_31">forma</text:span><text:span text:style-name="T57_32"><text:s/></text:span><text:span text:style-name="T57_33">grupal</text:span><text:span text:style-name="T57_34"><text:s/></text:span><text:span text:style-name="T57_35">y</text:span><text:span text:style-name="T57_36"><text:s/></text:span><text:span text:style-name="T57_37">utilizando</text:span><text:span text:style-name="T57_38"><text:s/></text:span><text:span text:style-name="T57_39">una</text:span><text:span text:style-name="T57_40"><text:s/></text:span><text:span text:style-name="T57_41">lenguaje</text:span><text:span text:style-name="T57_42"><text:s/></text:span><text:span text:style-name="T57_43">de</text:span><text:span text:style-name="T57_44"><text:s/></text:span><text:span text:style-name="T57_45">tipado</text:span><text:span text:style-name="T57_46"><text:s/></text:span><text:span text:style-name="T57_47">estático</text:span><text:span text:style-name="T57_48"><text:s/>(</text:span><text:span text:style-name="T57_49">java</text:span><text:span text:style-name="T57_50"><text:s/></text:span><text:span text:style-name="T57_51">o</text:span><text:span text:style-name="T57_52"><text:s/></text:span><text:span text:style-name="T57_53">csharp</text:span><text:span text:style-name="T57_54">)</text:span><text:bookmark-start text:name="id.1fob9te"/><text:bookmark-end text:name="id.1fob9te"/></text:p>
      <text:h text:style-name="P58" text:outline-level="10"><text:span text:style-name="T58_1">Consigna</text:span><text:span text:style-name="T58_2"><text:s/></text:span><text:span text:style-name="T58_3">general</text:span></text:h>
      <text:p text:style-name="P59"><text:span text:style-name="T59_1">Desarrollar</text:span><text:span text:style-name="T59_2"><text:s/></text:span><text:span text:style-name="T59_3">la</text:span><text:span text:style-name="T59_4"><text:s/></text:span><text:span text:style-name="T59_5">aplicación</text:span><text:span text:style-name="T59_6"><text:s/></text:span><text:span text:style-name="T59_7">completa</text:span><text:span text:style-name="T59_8">,<text:s/></text:span><text:span text:style-name="T59_9">incluyendo</text:span><text:span text:style-name="T59_10"><text:s/></text:span><text:span text:style-name="T59_11">el</text:span><text:span text:style-name="T59_12"><text:s/></text:span><text:span text:style-name="T59_13">modelo</text:span><text:span text:style-name="T59_14"><text:s/></text:span><text:span text:style-name="T59_15">de</text:span><text:span text:style-name="T59_16"><text:s/></text:span><text:span text:style-name="T59_17">clases</text:span><text:span text:style-name="T59_18"><text:s/></text:span><text:span text:style-name="T59_19">es</text:span><text:span text:style-name="T59_20"><text:s/></text:span><text:span text:style-name="T59_21">interface</text:span><text:span text:style-name="T59_22"><text:s/></text:span><text:span text:style-name="T59_23">gráfica</text:span><text:span text:style-name="T59_24">.<text:s/></text:span><text:span text:style-name="T59_25">La</text:span><text:span text:style-name="T59_26"><text:s/></text:span><text:span text:style-name="T59_27">aplicación</text:span><text:span text:style-name="T59_28"><text:s/></text:span><text:span text:style-name="T59_29">deberá</text:span><text:span text:style-name="T59_30"><text:s/></text:span><text:span text:style-name="T59_31">ser</text:span><text:span text:style-name="T59_32"><text:s/></text:span><text:span text:style-name="T59_33">acompañada</text:span><text:span text:style-name="T59_34"><text:s/></text:span><text:span text:style-name="T59_35">por</text:span><text:span text:style-name="T59_36"><text:s/></text:span><text:span text:style-name="T59_37">prueba</text:span><text:span text:style-name="T59_38"><text:s/></text:span><text:span text:style-name="T59_39">unitarias</text:span><text:span text:style-name="T59_40"><text:s/></text:span><text:span text:style-name="T59_41">e</text:span><text:span text:style-name="T59_42"><text:s/></text:span><text:span text:style-name="T59_43">integrales</text:span><text:span text:style-name="T59_44"><text:s/></text:span><text:span text:style-name="T59_45">y</text:span><text:span text:style-name="T59_46"><text:s/></text:span><text:span text:style-name="T59_47">documentación</text:span><text:span text:style-name="T59_48"><text:s/></text:span><text:span text:style-name="T59_49">de</text:span><text:span text:style-name="T59_50"><text:s/></text:span><text:span text:style-name="T59_51">diseño</text:span><text:span text:style-name="T59_52">.<text:s/></text:span><text:span text:style-name="T59_53">En</text:span><text:span text:style-name="T59_54"><text:s/></text:span><text:span text:style-name="T59_55">la</text:span><text:span text:style-name="T59_56"><text:s/></text:span><text:span text:style-name="T59_57">siguiente</text:span><text:span text:style-name="T59_58"><text:s/></text:span><text:span text:style-name="T59_59">sección</text:span><text:span text:style-name="T59_60"><text:s/></text:span><text:span text:style-name="T59_61">se</text:span><text:span text:style-name="T59_62"><text:s/></text:span><text:span text:style-name="T59_63">describe</text:span><text:span text:style-name="T59_64"><text:s/></text:span><text:span text:style-name="T59_65">la</text:span><text:span text:style-name="T59_66"><text:s/></text:span><text:span text:style-name="T59_67">aplicación</text:span><text:span text:style-name="T59_68"><text:s/></text:span><text:span text:style-name="T59_69">a</text:span><text:span text:style-name="T59_70"><text:s/></text:span><text:span text:style-name="T59_71">desarrollar</text:span><text:span text:style-name="T59_72">.</text:span></text:p>
      <text:p text:style-name="P60"><text:bookmark-start text:name="id.3znysh7"/><text:bookmark-end text:name="id.3znysh7"/></text:p>
      <text:h text:style-name="P61" text:outline-level="10"><text:span text:style-name="T61_1">Descripción</text:span><text:span text:style-name="T61_2"><text:s/></text:span><text:span text:style-name="T61_3">de</text:span><text:span text:style-name="T61_4"><text:s/></text:span><text:span text:style-name="T61_5">la</text:span><text:span text:style-name="T61_6"><text:s/></text:span><text:span text:style-name="T61_7">aplicación</text:span><text:span text:style-name="T61_8"><text:s/></text:span><text:span text:style-name="T61_9">a</text:span><text:span text:style-name="T61_10"><text:s/></text:span><text:span text:style-name="T61_11">desarrollar</text:span><text:bookmark-start text:name="id.2et92p0"/><text:bookmark-end text:name="id.2et92p0"/></text:h>
      <text:h text:style-name="P62" text:outline-level="10"><text:span text:style-name="T62_1">Contexto</text:span></text:h>
      <text:p text:style-name="P63"><text:span text:style-name="T63_1">La</text:span><text:span text:style-name="T63_2"><text:s/></text:span><text:span text:style-name="T63_3">empresa</text:span><text:span text:style-name="T63_4"><text:s/></text:span><text:span text:style-name="T63_5">Algo</text:span><text:span text:style-name="T63_6"><text:s/></text:span><text:span text:style-name="T63_7">Ritmos</text:span><text:span text:style-name="T63_8"><text:s/></text:span><text:span text:style-name="T63_9">SA</text:span><text:span text:style-name="T63_10"><text:s/></text:span><text:span text:style-name="T63_11">dedicada</text:span><text:span text:style-name="T63_12"><text:s/></text:span><text:span text:style-name="T63_13">al</text:span><text:span text:style-name="T63_14"><text:s/></text:span><text:span text:style-name="T63_15">desarrollo</text:span><text:span text:style-name="T63_16"><text:s/></text:span><text:span text:style-name="T63_17">de</text:span><text:span text:style-name="T63_18"><text:s/></text:span><text:span text:style-name="T63_19">video</text:span><text:span text:style-name="T63_20"><text:s/></text:span><text:span text:style-name="T63_21">juegos</text:span><text:span text:style-name="T63_22"><text:s/></text:span><text:span text:style-name="T63_23">a</text:span><text:span text:style-name="T63_24"><text:s/></text:span><text:span text:style-name="T63_25">decidido</text:span><text:span text:style-name="T63_26"><text:s/></text:span><text:span text:style-name="T63_27">contratar</text:span><text:span text:style-name="T63_28"><text:s/></text:span><text:span text:style-name="T63_29">a</text:span><text:span text:style-name="T63_30"><text:s/></text:span><text:span text:style-name="T63_31">un</text:span><text:span text:style-name="T63_32"><text:s/></text:span><text:span text:style-name="T63_33">grupo</text:span><text:span text:style-name="T63_34"><text:s/></text:span><text:span text:style-name="T63_35">de</text:span><text:span text:style-name="T63_36"><text:s/></text:span><text:span text:style-name="T63_37">programadores</text:span><text:span text:style-name="T63_38"><text:s/></text:span><text:span text:style-name="T63_39">para</text:span><text:span text:style-name="T63_40"><text:s/></text:span><text:span text:style-name="T63_41">implementar</text:span><text:span text:style-name="T63_42"><text:s/></text:span><text:span text:style-name="T63_43">el</text:span><text:span text:style-name="T63_44"><text:s/></text:span><text:span text:style-name="T63_45">juego</text:span><text:span text:style-name="T63_46"><text:s/></text:span><text:span text:style-name="T63_47">Batalla</text:span><text:span text:style-name="T63_48"><text:s/></text:span><text:span text:style-name="T63_49">Navalgo</text:span><text:span text:style-name="T63_50">:<text:s/></text:span><text:span text:style-name="T63_51">un</text:span><text:span text:style-name="T63_52"><text:s/></text:span><text:span text:style-name="T63_53">juego</text:span><text:span text:style-name="T63_54"><text:s/></text:span><text:span text:style-name="T63_55">levemente</text:span><text:span text:style-name="T63_56"><text:s/></text:span><text:span text:style-name="T63_57">inspirado</text:span><text:span text:style-name="T63_58"><text:s/></text:span><text:span text:style-name="T63_59">en</text:span><text:span text:style-name="T63_60"><text:s/></text:span><text:span text:style-name="T63_61">el</text:span><text:span text:style-name="T63_62"><text:s/></text:span><text:span text:style-name="T63_63">clasico</text:span><text:span text:style-name="T63_64"><text:s/></text:span><text:span text:style-name="T63_65">juego</text:span><text:span text:style-name="T63_66"><text:s/></text:span><text:span text:style-name="T63_67">de</text:span><text:span text:style-name="T63_68"><text:s/></text:span><text:span text:style-name="T63_69">Batalla</text:span><text:span text:style-name="T63_70"><text:s/></text:span><text:span text:style-name="T63_71">Naval</text:span></text:p>
      <text:p text:style-name="P64"><text:bookmark-start text:name="id.tyjcwt"/><text:bookmark-end text:name="id.tyjcwt"/></text:p>
      <text:h text:style-name="P65" text:outline-level="10"><text:span text:style-name="T65_1">Objetivo</text:span><text:span text:style-name="T65_2"><text:s/></text:span><text:span text:style-name="T65_3">del</text:span><text:span text:style-name="T65_4"><text:s/></text:span><text:span text:style-name="T65_5">juego</text:span></text:h>
      <text:p text:style-name="P66"/>
      <text:p text:style-name="P67"><text:span text:style-name="T67_1">La</text:span><text:span text:style-name="T67_2"><text:s/></text:span><text:span text:style-name="T67_3">Batalla</text:span><text:span text:style-name="T67_4"><text:s/></text:span><text:span text:style-name="T67_5">Navalgo</text:span><text:span text:style-name="T67_6"><text:s/></text:span><text:span text:style-name="T67_7">es</text:span><text:span text:style-name="T67_8"><text:s/></text:span><text:span text:style-name="T67_9">un</text:span><text:span text:style-name="T67_10"><text:s/></text:span><text:span text:style-name="T67_11">juego</text:span><text:span text:style-name="T67_12"><text:s/></text:span><text:span text:style-name="T67_13">por</text:span><text:span text:style-name="T67_14"><text:s/></text:span><text:span text:style-name="T67_15">turnos</text:span><text:span text:style-name="T67_16"><text:s/></text:span><text:span text:style-name="T67_17">en</text:span><text:span text:style-name="T67_18"><text:s/></text:span><text:span text:style-name="T67_19">el</text:span><text:span text:style-name="T67_20"><text:s/></text:span><text:span text:style-name="T67_21">cual</text:span><text:span text:style-name="T67_22"><text:s/></text:span><text:span text:style-name="T67_23">juega</text:span><text:span text:style-name="T67_24"><text:s/></text:span><text:span text:style-name="T67_25">el</text:span><text:span text:style-name="T67_26"><text:s/></text:span><text:span text:style-name="T67_27">jugador</text:span><text:span text:style-name="T67_28"><text:s/></text:span><text:span text:style-name="T67_29">contra</text:span><text:span text:style-name="T67_30"><text:s/></text:span><text:span text:style-name="T67_31">la</text:span><text:span text:style-name="T67_32"><text:s/></text:span><text:span text:style-name="T67_33">computadora</text:span><text:span text:style-name="T67_34">.</text:span></text:p>
      <text:p text:style-name="P68"/>
      <text:p text:style-name="P69"><text:span text:style-name="T69_1">La</text:span><text:span text:style-name="T69_2"><text:s/></text:span><text:span text:style-name="T69_3">computadora</text:span><text:span text:style-name="T69_4"><text:s/></text:span><text:span text:style-name="T69_5">coloca</text:span><text:span text:style-name="T69_6"><text:s/></text:span><text:span text:style-name="T69_7">sus</text:span><text:span text:style-name="T69_8"><text:s/></text:span><text:span text:style-name="T69_9">naves</text:span><text:span text:style-name="T69_10"><text:s/></text:span><text:span text:style-name="T69_11">en</text:span><text:span text:style-name="T69_12"><text:s/></text:span><text:span text:style-name="T69_13">el</text:span><text:span text:style-name="T69_14"><text:s/></text:span><text:span text:style-name="T69_15">tablero</text:span><text:span text:style-name="T69_16">,<text:s/></text:span><text:span text:style-name="T69_17">y</text:span><text:span text:style-name="T69_18"><text:s/></text:span><text:span text:style-name="T69_19">el</text:span><text:span text:style-name="T69_20"><text:s/></text:span><text:span text:style-name="T69_21">jugador</text:span><text:span text:style-name="T69_22"><text:s/></text:span><text:span text:style-name="T69_23">debe</text:span><text:span text:style-name="T69_24"><text:s/></text:span><text:span text:style-name="T69_25">destruirlas</text:span><text:span text:style-name="T69_26">.<text:s/></text:span><text:span text:style-name="T69_27">El</text:span><text:span text:style-name="T69_28"><text:s/></text:span><text:span text:style-name="T69_29">jugador</text:span><text:span text:style-name="T69_30"><text:s/></text:span><text:span text:style-name="T69_31">no</text:span><text:span text:style-name="T69_32"><text:s/></text:span><text:span text:style-name="T69_33">tiene</text:span><text:span text:style-name="T69_34"><text:s/></text:span><text:span text:style-name="T69_35">tablero</text:span><text:span text:style-name="T69_36">,<text:s/></text:span><text:span text:style-name="T69_37">el</text:span><text:span text:style-name="T69_38"><text:s/></text:span><text:span text:style-name="T69_39">juego</text:span><text:span text:style-name="T69_40"><text:s/></text:span><text:span text:style-name="T69_41">consiste</text:span><text:span text:style-name="T69_42"><text:s/></text:span><text:span text:style-name="T69_43">solamente</text:span><text:span text:style-name="T69_44"><text:s/></text:span><text:span text:style-name="T69_45">en</text:span><text:span text:style-name="T69_46"><text:s/></text:span><text:span text:style-name="T69_47">destruir</text:span><text:span text:style-name="T69_48"><text:s/></text:span><text:span text:style-name="T69_49">las</text:span><text:span text:style-name="T69_50"><text:s/></text:span><text:span text:style-name="T69_51">naves</text:span><text:span text:style-name="T69_52"><text:s/></text:span><text:span text:style-name="T69_53">de</text:span><text:span text:style-name="T69_54"><text:s/></text:span><text:span text:style-name="T69_55">la</text:span><text:span text:style-name="T69_56"><text:s/></text:span><text:span text:style-name="T69_57">computadora</text:span><text:span text:style-name="T69_58">.</text:span></text:p>
      <text:p text:style-name="P70"><text:bookmark-start text:name="id.3dy6vkm"/><text:bookmark-end text:name="id.3dy6vkm"/></text:p>
      <text:h text:style-name="P71" text:outline-level="10"><text:span text:style-name="T71_1">Puntos</text:span></text:h>
      <text:p text:style-name="P72"/>
      <text:p text:style-name="P73"><text:span text:style-name="T73_1">El</text:span><text:span text:style-name="T73_2"><text:s/></text:span><text:span text:style-name="T73_3">jugador</text:span><text:span text:style-name="T73_4"><text:s/></text:span><text:span text:style-name="T73_5">empieza</text:span><text:span text:style-name="T73_6"><text:s/></text:span><text:span text:style-name="T73_7">el</text:span><text:span text:style-name="T73_8"><text:s/></text:span><text:span text:style-name="T73_9">juego</text:span><text:span text:style-name="T73_10"><text:s/></text:span><text:span text:style-name="T73_11">con</text:span><text:span text:style-name="T73_12"><text:s/></text:span><text:span text:style-name="T73_13">una</text:span><text:span text:style-name="T73_14"><text:s/></text:span><text:span text:style-name="T73_15">cantidad</text:span><text:span text:style-name="T73_16"><text:s/></text:span><text:span text:style-name="T73_17">de</text:span><text:span text:style-name="T73_18"><text:s/></text:span><text:span text:style-name="T73_19">puntos</text:span><text:span text:style-name="T73_20"><text:s/>(10.000<text:s/></text:span><text:span text:style-name="T73_21">puntos</text:span><text:span text:style-name="T73_22">),<text:s/></text:span><text:span text:style-name="T73_23">y</text:span><text:span text:style-name="T73_24"><text:s/></text:span><text:span text:style-name="T73_25">el</text:span><text:span text:style-name="T73_26"><text:s/></text:span><text:span text:style-name="T73_27">objetivo</text:span><text:span text:style-name="T73_28"><text:s/></text:span><text:span text:style-name="T73_29">es</text:span><text:span text:style-name="T73_30"><text:s/></text:span><text:span text:style-name="T73_31">terminar</text:span><text:span text:style-name="T73_32"><text:s/></text:span><text:span text:style-name="T73_33">el</text:span><text:span text:style-name="T73_34"><text:s/></text:span><text:span text:style-name="T73_35">juego</text:span><text:span text:style-name="T73_36"><text:s/>(</text:span><text:span text:style-name="T73_37">destruyendo</text:span><text:span text:style-name="T73_38"><text:s/></text:span><text:span text:style-name="T73_39">todas</text:span><text:span text:style-name="T73_40"><text:s/></text:span><text:span text:style-name="T73_41">las</text:span><text:span text:style-name="T73_42"><text:s/></text:span><text:span text:style-name="T73_43">naves</text:span><text:span text:style-name="T73_44">)<text:s/></text:span><text:span text:style-name="T73_45">con</text:span><text:span text:style-name="T73_46"><text:s/></text:span><text:span text:style-name="T73_47">la</text:span><text:span text:style-name="T73_48"><text:s/></text:span><text:span text:style-name="T73_49">mayor</text:span><text:span text:style-name="T73_50"><text:s/></text:span><text:span text:style-name="T73_51">cantidad</text:span><text:span text:style-name="T73_52"><text:s/></text:span><text:span text:style-name="T73_53">de</text:span><text:span text:style-name="T73_54"><text:s/></text:span><text:span text:style-name="T73_55">puntos</text:span><text:span text:style-name="T73_56">.</text:span></text:p>
      <text:p text:style-name="P74"/>
      <text:p text:style-name="P75"><text:span text:style-name="T75_1">Los</text:span><text:span text:style-name="T75_2"><text:s/></text:span><text:span text:style-name="T75_3">puntos</text:span><text:span text:style-name="T75_4"><text:s/></text:span><text:span text:style-name="T75_5">se</text:span><text:span text:style-name="T75_6"><text:s/></text:span><text:span text:style-name="T75_7">descuentan</text:span><text:span text:style-name="T75_8"><text:s/></text:span><text:span text:style-name="T75_9">de</text:span><text:span text:style-name="T75_10"><text:s/>2<text:s/></text:span><text:span text:style-name="T75_11">formas</text:span><text:span text:style-name="T75_12">:</text:span></text:p>
      <text:p text:style-name="P76"><text:span text:style-name="T76_1">-<text:s/></text:span><text:span text:style-name="T76_2">Con</text:span><text:span text:style-name="T76_3"><text:s/></text:span><text:span text:style-name="T76_4">el</text:span><text:span text:style-name="T76_5"><text:s/></text:span><text:span text:style-name="T76_6">simple</text:span><text:span text:style-name="T76_7"><text:s/></text:span><text:span text:style-name="T76_8">paso</text:span><text:span text:style-name="T76_9"><text:s/></text:span><text:span text:style-name="T76_10">del</text:span><text:span text:style-name="T76_11"><text:s/></text:span><text:span text:style-name="T76_12">tiempo</text:span><text:span text:style-name="T76_13"><text:s/>(10<text:s/></text:span><text:span text:style-name="T76_14">puntos</text:span><text:span text:style-name="T76_15"><text:s/></text:span><text:span text:style-name="T76_16">por</text:span><text:span text:style-name="T76_17"><text:s/></text:span><text:span text:style-name="T76_18">turno</text:span><text:span text:style-name="T76_19">)</text:span></text:p>
      <text:p text:style-name="P77"><text:span text:style-name="T77_1">-<text:s/></text:span><text:span text:style-name="T77_2">Con</text:span><text:span text:style-name="T77_3"><text:s/></text:span><text:span text:style-name="T77_4">los</text:span><text:span text:style-name="T77_5"><text:s/></text:span><text:span text:style-name="T77_6">disparos</text:span><text:span text:style-name="T77_7"><text:s/></text:span><text:span text:style-name="T77_8">que</text:span><text:span text:style-name="T77_9"><text:s/></text:span><text:span text:style-name="T77_10">hace</text:span><text:span text:style-name="T77_11"><text:s/></text:span><text:span text:style-name="T77_12">el</text:span><text:span text:style-name="T77_13"><text:s/></text:span><text:span text:style-name="T77_14">jugador</text:span><text:span text:style-name="T77_15"><text:s/>(</text:span><text:span text:style-name="T77_16">distinta</text:span><text:span text:style-name="T77_17"><text:s/></text:span><text:span text:style-name="T77_18">cantidad</text:span><text:span text:style-name="T77_19"><text:s/></text:span><text:span text:style-name="T77_20">de</text:span><text:span text:style-name="T77_21"><text:s/></text:span><text:span text:style-name="T77_22">puntos</text:span><text:span text:style-name="T77_23"><text:s/></text:span><text:span text:style-name="T77_24">de</text:span><text:span text:style-name="T77_25"><text:s/></text:span><text:span text:style-name="T77_26">acuerdo</text:span><text:span text:style-name="T77_27"><text:s/></text:span><text:span text:style-name="T77_28">al</text:span><text:span text:style-name="T77_29"><text:s/></text:span><text:span text:style-name="T77_30">tipo</text:span><text:span text:style-name="T77_31"><text:s/></text:span><text:span text:style-name="T77_32">de</text:span><text:span text:style-name="T77_33"><text:s/></text:span><text:span text:style-name="T77_34">disparo</text:span><text:span text:style-name="T77_35">)</text:span><text:bookmark-start text:name="id.1t3h5sf"/><text:bookmark-end text:name="id.1t3h5sf"/></text:p>
      <text:h text:style-name="P78" text:outline-level="10"><text:span text:style-name="T78_1">Dinamica</text:span><text:span text:style-name="T78_2"><text:s/></text:span><text:span text:style-name="T78_3">del</text:span><text:span text:style-name="T78_4"><text:s/></text:span><text:span text:style-name="T78_5">juego</text:span></text:h>
      <text:p text:style-name="P79"/>
      <text:p text:style-name="P80"><text:span text:style-name="T80_1">En</text:span><text:span text:style-name="T80_2"><text:s/></text:span><text:span text:style-name="T80_3">cada</text:span><text:span text:style-name="T80_4"><text:s/></text:span><text:span text:style-name="T80_5">momento</text:span><text:span text:style-name="T80_6"><text:s/></text:span><text:span text:style-name="T80_7">el</text:span><text:span text:style-name="T80_8"><text:s/></text:span><text:span text:style-name="T80_9">jugador</text:span><text:span text:style-name="T80_10"><text:s/></text:span><text:span text:style-name="T80_11">puede</text:span><text:span text:style-name="T80_12"><text:s/></text:span><text:span text:style-name="T80_13">ver</text:span><text:span text:style-name="T80_14"><text:s/></text:span><text:span text:style-name="T80_15">el</text:span><text:span text:style-name="T80_16"><text:s/></text:span><text:span text:style-name="T80_17">tablero</text:span><text:span text:style-name="T80_18"><text:s/></text:span><text:span text:style-name="T80_19">de</text:span><text:span text:style-name="T80_20"><text:s/></text:span><text:span text:style-name="T80_21">la</text:span><text:span text:style-name="T80_22"><text:s/></text:span><text:span text:style-name="T80_23">computadora</text:span><text:span text:style-name="T80_24">,<text:s/></text:span><text:span text:style-name="T80_25">junto</text:span><text:span text:style-name="T80_26"><text:s/></text:span><text:span text:style-name="T80_27">con</text:span><text:span text:style-name="T80_28"><text:s/></text:span><text:span text:style-name="T80_29">la</text:span><text:span text:style-name="T80_30"><text:s/></text:span><text:span text:style-name="T80_31">ubicación</text:span><text:span text:style-name="T80_32"><text:s/></text:span><text:span text:style-name="T80_33">y</text:span><text:span text:style-name="T80_34"><text:s/></text:span><text:span text:style-name="T80_35">estado</text:span><text:span text:style-name="T80_36"><text:s/></text:span><text:span text:style-name="T80_37">de</text:span><text:span text:style-name="T80_38"><text:s/></text:span><text:span text:style-name="T80_39">las</text:span><text:span text:style-name="T80_40"><text:s/></text:span><text:span text:style-name="T80_41">naves</text:span><text:span text:style-name="T80_42"><text:s/>(</text:span><text:span text:style-name="T80_43">al</text:span><text:span text:style-name="T80_44"><text:s/></text:span><text:span text:style-name="T80_45">principio</text:span><text:span text:style-name="T80_46"><text:s/></text:span><text:span text:style-name="T80_47">todas</text:span><text:span text:style-name="T80_48"><text:s/></text:span><text:span text:style-name="T80_49">las</text:span><text:span text:style-name="T80_50"><text:s/></text:span><text:span text:style-name="T80_51">naves</text:span><text:span text:style-name="T80_52"><text:s/></text:span><text:span text:style-name="T80_53">estarán</text:span><text:span text:style-name="T80_54"><text:s/></text:span><text:span text:style-name="T80_55">completas</text:span><text:span text:style-name="T80_56"><text:s/></text:span><text:span text:style-name="T80_57">pero</text:span><text:span text:style-name="T80_58"><text:s/></text:span><text:span text:style-name="T80_59">a</text:span><text:span text:style-name="T80_60"><text:s/></text:span><text:span text:style-name="T80_61">lo</text:span><text:span text:style-name="T80_62"><text:s/></text:span><text:span text:style-name="T80_63">largo</text:span><text:span text:style-name="T80_64"><text:s/></text:span><text:span text:style-name="T80_65">del</text:span><text:span text:style-name="T80_66"><text:s/></text:span><text:span text:style-name="T80_67">juego</text:span><text:span text:style-name="T80_68"><text:s/></text:span><text:span text:style-name="T80_69">tendrán</text:span><text:span text:style-name="T80_70"><text:s/></text:span><text:span text:style-name="T80_71">partes</text:span><text:span text:style-name="T80_72"><text:s/></text:span><text:span text:style-name="T80_73">destruidas</text:span><text:span text:style-name="T80_74">).</text:span></text:p>
      <text:p text:style-name="P81"/>
      <text:p text:style-name="P82"><text:span text:style-name="T82_1">A</text:span><text:span text:style-name="T82_2"><text:s/></text:span><text:span text:style-name="T82_3">diferencia</text:span><text:span text:style-name="T82_4"><text:s/></text:span><text:span text:style-name="T82_5">de</text:span><text:span text:style-name="T82_6"><text:s/></text:span><text:span text:style-name="T82_7">la</text:span><text:span text:style-name="T82_8"><text:s/></text:span><text:span text:style-name="T82_9">batalla</text:span><text:span text:style-name="T82_10"><text:s/></text:span><text:span text:style-name="T82_11">naval</text:span><text:span text:style-name="T82_12"><text:s/></text:span><text:span text:style-name="T82_13">convencional</text:span><text:span text:style-name="T82_14">,<text:s/></text:span><text:span text:style-name="T82_15">las</text:span><text:span text:style-name="T82_16"><text:s/></text:span><text:span text:style-name="T82_17">naves</text:span><text:span text:style-name="T82_18"><text:s/></text:span><text:span text:style-name="T82_19">en</text:span><text:span text:style-name="T82_20"><text:s/></text:span><text:span text:style-name="T82_21">la</text:span><text:span text:style-name="T82_22"><text:s/></text:span><text:span text:style-name="T82_23">batalla</text:span><text:span text:style-name="T82_24"><text:s/></text:span><text:span text:style-name="T82_25">Navalgo</text:span><text:span text:style-name="T82_26"><text:s/></text:span><text:span text:style-name="T82_27">tienen</text:span><text:span text:style-name="T82_28"><text:s/></text:span><text:span text:style-name="T82_29">movimiento</text:span><text:span text:style-name="T82_30">.<text:s/></text:span><text:span text:style-name="T82_31">Al</text:span><text:span text:style-name="T82_32"><text:s/></text:span><text:span text:style-name="T82_33">colocar</text:span><text:span text:style-name="T82_34"><text:s/></text:span><text:span text:style-name="T82_35">las</text:span><text:span text:style-name="T82_36"><text:s/></text:span><text:span text:style-name="T82_37">naves</text:span><text:span text:style-name="T82_38"><text:s/></text:span><text:span text:style-name="T82_39">en</text:span><text:span text:style-name="T82_40"><text:s/></text:span><text:span text:style-name="T82_41">el</text:span><text:span text:style-name="T82_42"><text:s/></text:span><text:span text:style-name="T82_43">tablero</text:span><text:span text:style-name="T82_44">,<text:s/></text:span><text:span text:style-name="T82_45">la</text:span><text:span text:style-name="T82_46"><text:s/></text:span><text:span text:style-name="T82_47">computadora</text:span><text:span text:style-name="T82_48"><text:s/></text:span><text:span text:style-name="T82_49">asignará</text:span><text:span text:style-name="T82_50"><text:s/></text:span><text:span text:style-name="T82_51">una</text:span><text:span text:style-name="T82_52"><text:s/></text:span><text:span text:style-name="T82_53">dirección</text:span><text:span text:style-name="T82_54"><text:s/></text:span><text:span text:style-name="T82_55">a</text:span><text:span text:style-name="T82_56"><text:s/></text:span><text:span text:style-name="T82_57">cada</text:span><text:span text:style-name="T82_58"><text:s/></text:span><text:span text:style-name="T82_59">una</text:span><text:span text:style-name="T82_60"><text:s/>(8<text:s/></text:span><text:span text:style-name="T82_61">direcciones</text:span><text:span text:style-name="T82_62"><text:s/></text:span><text:span text:style-name="T82_63">posibles</text:span><text:span text:style-name="T82_64">:<text:s/></text:span><text:span text:style-name="T82_65">lineales</text:span><text:span text:style-name="T82_66"><text:s/>+<text:s/></text:span><text:span text:style-name="T82_67">diagonales</text:span><text:span text:style-name="T82_68">).</text:span></text:p>
      <text:p text:style-name="P83"/>
      <text:p text:style-name="P84"><text:span text:style-name="T84_1">Al</text:span><text:span text:style-name="T84_2"><text:s/></text:span><text:span text:style-name="T84_3">pasar</text:span><text:span text:style-name="T84_4"><text:s/></text:span><text:span text:style-name="T84_5">cada</text:span><text:span text:style-name="T84_6"><text:s/></text:span><text:span text:style-name="T84_7">turno</text:span><text:span text:style-name="T84_8">,<text:s/></text:span><text:span text:style-name="T84_9">las</text:span><text:span text:style-name="T84_10"><text:s/></text:span><text:span text:style-name="T84_11">naves</text:span><text:span text:style-name="T84_12"><text:s/></text:span><text:span text:style-name="T84_13">se</text:span><text:span text:style-name="T84_14"><text:s/></text:span><text:span text:style-name="T84_15">mueven</text:span><text:span text:style-name="T84_16"><text:s/>1<text:s/></text:span><text:span text:style-name="T84_17">posición</text:span><text:span text:style-name="T84_18"><text:s/></text:span><text:span text:style-name="T84_19">en</text:span><text:span text:style-name="T84_20"><text:s/></text:span><text:span text:style-name="T84_21">la</text:span><text:span text:style-name="T84_22"><text:s/></text:span><text:span text:style-name="T84_23">dirección</text:span><text:span text:style-name="T84_24"><text:s/></text:span><text:span text:style-name="T84_25">correspondiente</text:span><text:span text:style-name="T84_26">.</text:span></text:p>
      <text:p text:style-name="P85"><text:span text:style-name="T85_1">Al</text:span><text:span text:style-name="T85_2"><text:s/>“</text:span><text:span text:style-name="T85_3">chocar</text:span><text:span text:style-name="T85_4">”<text:s/></text:span><text:span text:style-name="T85_5">contra</text:span><text:span text:style-name="T85_6"><text:s/></text:span><text:span text:style-name="T85_7">el</text:span><text:span text:style-name="T85_8"><text:s/></text:span><text:span text:style-name="T85_9">borde</text:span><text:span text:style-name="T85_10"><text:s/></text:span><text:span text:style-name="T85_11">del</text:span><text:span text:style-name="T85_12"><text:s/></text:span><text:span text:style-name="T85_13">tablero</text:span><text:span text:style-name="T85_14">,<text:s/></text:span><text:span text:style-name="T85_15">la</text:span><text:span text:style-name="T85_16"><text:s/></text:span><text:span text:style-name="T85_17">dirección</text:span><text:span text:style-name="T85_18"><text:s/></text:span><text:span text:style-name="T85_19">se</text:span><text:span text:style-name="T85_20"><text:s/></text:span><text:span text:style-name="T85_21">invierte</text:span><text:span text:style-name="T85_22"><text:s/></text:span><text:span text:style-name="T85_23">para</text:span><text:span text:style-name="T85_24"><text:s/></text:span><text:span text:style-name="T85_25">continuar</text:span><text:span text:style-name="T85_26"><text:s/></text:span><text:span text:style-name="T85_27">el</text:span><text:span text:style-name="T85_28"><text:s/></text:span><text:span text:style-name="T85_29">movimiento</text:span><text:span text:style-name="T85_30"><text:s/></text:span><text:span text:style-name="T85_31">en</text:span><text:span text:style-name="T85_32"><text:s/></text:span><text:span text:style-name="T85_33">sentido</text:span><text:span text:style-name="T85_34"><text:s/></text:span><text:span text:style-name="T85_35">opuesto</text:span><text:span text:style-name="T85_36">.</text:span></text:p>
      <text:p text:style-name="P86"/>
      <text:p text:style-name="P87"><text:span text:style-name="T87_1">Las</text:span><text:span text:style-name="T87_2"><text:s/></text:span><text:span text:style-name="T87_3">naves</text:span><text:span text:style-name="T87_4"><text:s/></text:span><text:span text:style-name="T87_5">no</text:span><text:span text:style-name="T87_6"><text:s/></text:span><text:span text:style-name="T87_7">chocan</text:span><text:span text:style-name="T87_8"><text:s/></text:span><text:span text:style-name="T87_9">entre</text:span><text:span text:style-name="T87_10"><text:s/></text:span><text:span text:style-name="T87_11">sí</text:span><text:span text:style-name="T87_12">,<text:s/></text:span><text:span text:style-name="T87_13">sino</text:span><text:span text:style-name="T87_14"><text:s/></text:span><text:span text:style-name="T87_15">que</text:span><text:span text:style-name="T87_16"><text:s/></text:span><text:span text:style-name="T87_17">se</text:span><text:span text:style-name="T87_18"><text:s/></text:span><text:span text:style-name="T87_19">pueden</text:span><text:span text:style-name="T87_20"><text:s/></text:span><text:span text:style-name="T87_21">superponer</text:span><text:span text:style-name="T87_22"><text:s/></text:span><text:span text:style-name="T87_23">en</text:span><text:span text:style-name="T87_24"><text:s/></text:span><text:span text:style-name="T87_25">el</text:span><text:span text:style-name="T87_26"><text:s/></text:span><text:span text:style-name="T87_27">tablero</text:span><text:span text:style-name="T87_28">.<text:s/></text:span><text:span text:style-name="T87_29">En</text:span><text:span text:style-name="T87_30"><text:s/></text:span><text:span text:style-name="T87_31">ese</text:span><text:span text:style-name="T87_32"><text:s/></text:span><text:span text:style-name="T87_33">caso</text:span><text:span text:style-name="T87_34">,<text:s/></text:span><text:span text:style-name="T87_35">si</text:span><text:span text:style-name="T87_36"><text:s/></text:span><text:span text:style-name="T87_37">el</text:span><text:span text:style-name="T87_38"><text:s/></text:span><text:span text:style-name="T87_39">jugador</text:span><text:span text:style-name="T87_40"><text:s/></text:span><text:span text:style-name="T87_41">efectúa</text:span><text:span text:style-name="T87_42"><text:s/></text:span><text:span text:style-name="T87_43">un</text:span><text:span text:style-name="T87_44"><text:s/></text:span><text:span text:style-name="T87_45">disparo</text:span><text:span text:style-name="T87_46"><text:s/></text:span><text:span text:style-name="T87_47">sobre</text:span><text:span text:style-name="T87_48"><text:s/></text:span><text:span text:style-name="T87_49">una</text:span><text:span text:style-name="T87_50"><text:s/></text:span><text:span text:style-name="T87_51">posición</text:span><text:span text:style-name="T87_52">,<text:s/></text:span><text:span text:style-name="T87_53">destruirá</text:span><text:span text:style-name="T87_54"><text:s/></text:span><text:span text:style-name="T87_55">todas</text:span><text:span text:style-name="T87_56"><text:s/></text:span><text:span text:style-name="T87_57">las</text:span><text:span text:style-name="T87_58"><text:s/></text:span><text:span text:style-name="T87_59">partes</text:span><text:span text:style-name="T87_60"><text:s/></text:span><text:span text:style-name="T87_61">de</text:span><text:span text:style-name="T87_62"><text:s/></text:span><text:span text:style-name="T87_63">las</text:span><text:span text:style-name="T87_64"><text:s/></text:span><text:span text:style-name="T87_65">naves</text:span><text:span text:style-name="T87_66"><text:s/></text:span><text:span text:style-name="T87_67">que</text:span><text:span text:style-name="T87_68"><text:s/></text:span><text:span text:style-name="T87_69">se</text:span><text:span text:style-name="T87_70"><text:s/></text:span><text:span text:style-name="T87_71">encuentran</text:span><text:span text:style-name="T87_72"><text:s/></text:span><text:span text:style-name="T87_73">superpuestas</text:span><text:span text:style-name="T87_74">.</text:span></text:p>
      <text:p text:style-name="P88"/>
      <text:p text:style-name="P89"><text:span text:style-name="T89_1">En</text:span><text:span text:style-name="T89_2"><text:s/></text:span><text:span text:style-name="T89_3">cada</text:span><text:span text:style-name="T89_4"><text:s/></text:span><text:span text:style-name="T89_5">turno</text:span><text:span text:style-name="T89_6"><text:s/></text:span><text:span text:style-name="T89_7">del</text:span><text:span text:style-name="T89_8"><text:s/></text:span><text:span text:style-name="T89_9">juego</text:span><text:span text:style-name="T89_10">,<text:s/></text:span><text:span text:style-name="T89_11">el</text:span><text:span text:style-name="T89_12"><text:s/></text:span><text:span text:style-name="T89_13">jugador</text:span><text:span text:style-name="T89_14"><text:s/></text:span><text:span text:style-name="T89_15">podrá</text:span><text:span text:style-name="T89_16"><text:s/></text:span><text:span text:style-name="T89_17">efectuar</text:span><text:span text:style-name="T89_18"><text:s/></text:span><text:span text:style-name="T89_19">un</text:span><text:span text:style-name="T89_20"><text:s/></text:span><text:span text:style-name="T89_21">disparo</text:span><text:span text:style-name="T89_22">.</text:span></text:p>
      <text:p text:style-name="P90"><text:bookmark-start text:name="id.4d34og8"/><text:bookmark-end text:name="id.4d34og8"/></text:p>
      <text:h text:style-name="P91" text:outline-level="10"><text:span text:style-name="T91_1">Disparos</text:span></text:h>
      <text:p text:style-name="P92"/>
      <text:p text:style-name="P93"><text:span text:style-name="T93_1">Existen</text:span><text:span text:style-name="T93_2"><text:s/></text:span><text:span text:style-name="T93_3">distintos</text:span><text:span text:style-name="T93_4"><text:s/></text:span><text:span text:style-name="T93_5">tipos</text:span><text:span text:style-name="T93_6"><text:s/></text:span><text:span text:style-name="T93_7">de</text:span><text:span text:style-name="T93_8"><text:s/></text:span><text:span text:style-name="T93_9">disparo</text:span><text:span text:style-name="T93_10">,<text:s/></text:span><text:span text:style-name="T93_11">con</text:span><text:span text:style-name="T93_12"><text:s/></text:span><text:span text:style-name="T93_13">distinto</text:span><text:span text:style-name="T93_14"><text:s/></text:span><text:span text:style-name="T93_15">costo</text:span><text:span text:style-name="T93_16"><text:s/></text:span><text:span text:style-name="T93_17">y</text:span><text:span text:style-name="T93_18"><text:s/></text:span><text:span text:style-name="T93_19">diferente</text:span><text:span text:style-name="T93_20"><text:s/></text:span><text:span text:style-name="T93_21">comportamiento</text:span><text:span text:style-name="T93_22">:</text:span></text:p>
      <text:p text:style-name="P94"/>
      <text:p text:style-name="P95"><text:span text:style-name="T95_1">-<text:s/></text:span><text:span text:style-name="T95_2">Disparo</text:span><text:span text:style-name="T95_3"><text:s/></text:span><text:span text:style-name="T95_4">convencional</text:span></text:p>
      <text:p text:style-name="P96"><text:span text:style-name="T96_1"><text:tab/>-<text:s/></text:span><text:span text:style-name="T96_2">Impacta</text:span><text:span text:style-name="T96_3"><text:s/></text:span><text:span text:style-name="T96_4">en</text:span><text:span text:style-name="T96_5"><text:s/></text:span><text:span text:style-name="T96_6">una</text:span><text:span text:style-name="T96_7"><text:s/></text:span><text:span text:style-name="T96_8">posición</text:span><text:span text:style-name="T96_9">,<text:s/></text:span><text:span text:style-name="T96_10">en</text:span><text:span text:style-name="T96_11"><text:s/></text:span><text:span text:style-name="T96_12">el</text:span><text:span text:style-name="T96_13"><text:s/></text:span><text:span text:style-name="T96_14">mismo</text:span><text:span text:style-name="T96_15"><text:s/></text:span><text:span text:style-name="T96_16">momento</text:span><text:span text:style-name="T96_17"><text:s/></text:span><text:span text:style-name="T96_18">que</text:span><text:span text:style-name="T96_19"><text:s/></text:span><text:span text:style-name="T96_20">se</text:span><text:span text:style-name="T96_21"><text:s/></text:span><text:span text:style-name="T96_22">hace</text:span><text:span text:style-name="T96_23"><text:s/></text:span><text:span text:style-name="T96_24">el</text:span><text:span text:style-name="T96_25"><text:s/></text:span><text:span text:style-name="T96_26">disparo</text:span></text:p>
      <text:p text:style-name="P97"><text:span text:style-name="T97_1"><text:tab/>-<text:s/></text:span><text:span text:style-name="T97_2">Costo</text:span><text:span text:style-name="T97_3">:<text:s/>200<text:s/></text:span><text:span text:style-name="T97_4">puntos</text:span></text:p>
      <text:p text:style-name="P98"/>
      <text:p text:style-name="P99"><text:span text:style-name="T99_1">-<text:s/></text:span><text:span text:style-name="T99_2">Mina</text:span><text:span text:style-name="T99_3"><text:s/></text:span><text:span text:style-name="T99_4">submarina</text:span><text:span text:style-name="T99_5"><text:s/></text:span><text:span text:style-name="T99_6">puntual</text:span><text:span text:style-name="T99_7"><text:s/></text:span><text:span text:style-name="T99_8">con</text:span><text:span text:style-name="T99_9"><text:s/></text:span><text:span text:style-name="T99_10">retardo</text:span></text:p>
      <text:p text:style-name="P100"><text:span text:style-name="T100_1"><text:tab/>-<text:s/></text:span><text:span text:style-name="T100_2">Se</text:span><text:span text:style-name="T100_3"><text:s/></text:span><text:span text:style-name="T100_4">coloca</text:span><text:span text:style-name="T100_5"><text:s/></text:span><text:span text:style-name="T100_6">la</text:span><text:span text:style-name="T100_7"><text:s/></text:span><text:span text:style-name="T100_8">mina</text:span><text:span text:style-name="T100_9"><text:s/></text:span><text:span text:style-name="T100_10">en</text:span><text:span text:style-name="T100_11"><text:s/></text:span><text:span text:style-name="T100_12">una</text:span><text:span text:style-name="T100_13"><text:s/></text:span><text:span text:style-name="T100_14">posición</text:span><text:span text:style-name="T100_15">,<text:s/></text:span><text:span text:style-name="T100_16">pero</text:span><text:span text:style-name="T100_17"><text:s/></text:span><text:span text:style-name="T100_18">el</text:span><text:span text:style-name="T100_19"><text:s/></text:span><text:span text:style-name="T100_20">impacto</text:span><text:span text:style-name="T100_21"><text:s/></text:span><text:span text:style-name="T100_22">se</text:span><text:span text:style-name="T100_23"><text:s/></text:span><text:span text:style-name="T100_24">realiza</text:span><text:span text:style-name="T100_25"><text:s/>3<text:s/></text:span><text:span text:style-name="T100_26">turnos</text:span><text:span text:style-name="T100_27"><text:s/></text:span><text:span text:style-name="T100_28">después</text:span><text:span text:style-name="T100_29"><text:s/></text:span><text:span text:style-name="T100_30">de</text:span><text:span text:style-name="T100_31"><text:s/></text:span><text:span text:style-name="T100_32">haber</text:span><text:span text:style-name="T100_33"><text:s/></text:span><text:span text:style-name="T100_34">sido</text:span><text:span text:style-name="T100_35"><text:s/></text:span><text:span text:style-name="T100_36">colocada</text:span></text:p>
      <text:p text:style-name="P101"><text:span text:style-name="T101_1"><text:tab/>-<text:s/></text:span><text:span text:style-name="T101_2">Costo</text:span><text:span text:style-name="T101_3">:<text:s/>50<text:s/></text:span><text:span text:style-name="T101_4">puntos</text:span></text:p>
      <text:p text:style-name="P102"/>
      <text:p text:style-name="P103"><text:span text:style-name="T103_1">-<text:s/></text:span><text:span text:style-name="T103_2">Mina</text:span><text:span text:style-name="T103_3"><text:s/></text:span><text:span text:style-name="T103_4">submarina</text:span><text:span text:style-name="T103_5"><text:s/></text:span><text:span text:style-name="T103_6">doble</text:span><text:span text:style-name="T103_7"><text:s/></text:span><text:span text:style-name="T103_8">con</text:span><text:span text:style-name="T103_9"><text:s/></text:span><text:span text:style-name="T103_10">retardo</text:span></text:p>
      <text:p text:style-name="P104"><text:span text:style-name="T104_1"><text:tab/>-<text:s/></text:span><text:span text:style-name="T104_2">Idem</text:span><text:span text:style-name="T104_3"><text:s/></text:span><text:span text:style-name="T104_4">anterior</text:span><text:span text:style-name="T104_5">,<text:s/></text:span><text:span text:style-name="T104_6">pero</text:span><text:span text:style-name="T104_7"><text:s/></text:span><text:span text:style-name="T104_8">al</text:span><text:span text:style-name="T104_9"><text:s/></text:span><text:span text:style-name="T104_10">impactar</text:span><text:span text:style-name="T104_11"><text:s/></text:span><text:span text:style-name="T104_12">destruye</text:span><text:span text:style-name="T104_13"><text:s/></text:span><text:span text:style-name="T104_14">la</text:span><text:span text:style-name="T104_15"><text:s/></text:span><text:span text:style-name="T104_16">posición</text:span><text:span text:style-name="T104_17"><text:s/></text:span><text:span text:style-name="T104_18">actual</text:span><text:span text:style-name="T104_19"><text:s/>+<text:s/></text:span><text:span text:style-name="T104_20">las</text:span><text:span text:style-name="T104_21"><text:s/></text:span><text:span text:style-name="T104_22">posiciones</text:span><text:span text:style-name="T104_23"><text:s/></text:span><text:span text:style-name="T104_24">adyacentes</text:span><text:span text:style-name="T104_25"><text:s/></text:span><text:span text:style-name="T104_26">en</text:span><text:span text:style-name="T104_27"><text:s/></text:span><text:span text:style-name="T104_28">un</text:span><text:span text:style-name="T104_29"><text:s/></text:span><text:span text:style-name="T104_30">radio</text:span><text:span text:style-name="T104_31"><text:s/></text:span><text:span text:style-name="T104_32">de</text:span><text:span text:style-name="T104_33"><text:s/>1<text:s/></text:span><text:span text:style-name="T104_34">casilla</text:span></text:p>
      <text:p text:style-name="P105"><text:span text:style-name="T105_1"><text:tab/>-<text:s/></text:span><text:span text:style-name="T105_2">Costo</text:span><text:span text:style-name="T105_3">:<text:s/>100<text:s/></text:span><text:span text:style-name="T105_4">puntos</text:span></text:p>
      <text:p text:style-name="P106"/>
      <text:p text:style-name="P107"><text:span text:style-name="T107_1">-<text:s/></text:span><text:span text:style-name="T107_2">Mina</text:span><text:span text:style-name="T107_3"><text:s/></text:span><text:span text:style-name="T107_4">submarina</text:span><text:span text:style-name="T107_5"><text:s/></text:span><text:span text:style-name="T107_6">triple</text:span><text:span text:style-name="T107_7"><text:s/></text:span><text:span text:style-name="T107_8">con</text:span><text:span text:style-name="T107_9"><text:s/></text:span><text:span text:style-name="T107_10">retardo</text:span></text:p>
      <text:p text:style-name="P108"><text:span text:style-name="T108_1"><text:tab/>-<text:s/></text:span><text:span text:style-name="T108_2">Idem</text:span><text:span text:style-name="T108_3"><text:s/></text:span><text:span text:style-name="T108_4">anterior</text:span><text:span text:style-name="T108_5">,<text:s/></text:span><text:span text:style-name="T108_6">pero</text:span><text:span text:style-name="T108_7"><text:s/></text:span><text:span text:style-name="T108_8">al</text:span><text:span text:style-name="T108_9"><text:s/></text:span><text:span text:style-name="T108_10">impactar</text:span><text:span text:style-name="T108_11"><text:s/></text:span><text:span text:style-name="T108_12">destruye</text:span><text:span text:style-name="T108_13"><text:s/></text:span><text:span text:style-name="T108_14">la</text:span><text:span text:style-name="T108_15"><text:s/></text:span><text:span text:style-name="T108_16">posición</text:span><text:span text:style-name="T108_17"><text:s/></text:span><text:span text:style-name="T108_18">actual</text:span><text:span text:style-name="T108_19"><text:s/>+<text:s/></text:span><text:span text:style-name="T108_20">las</text:span><text:span text:style-name="T108_21"><text:s/></text:span><text:span text:style-name="T108_22">posiciones</text:span><text:span text:style-name="T108_23"><text:s/></text:span><text:span text:style-name="T108_24">adyacentes</text:span><text:span text:style-name="T108_25"><text:s/></text:span><text:span text:style-name="T108_26">en</text:span><text:span text:style-name="T108_27"><text:s/></text:span><text:span text:style-name="T108_28">un</text:span><text:span text:style-name="T108_29"><text:s/></text:span><text:span text:style-name="T108_30">radio</text:span><text:span text:style-name="T108_31"><text:s/></text:span><text:span text:style-name="T108_32">de</text:span><text:span text:style-name="T108_33"><text:s/>2<text:s/></text:span><text:span text:style-name="T108_34">casillas</text:span></text:p>
      <text:p text:style-name="P109"><text:span text:style-name="T109_1"><text:tab/>-<text:s/></text:span><text:span text:style-name="T109_2">Costo</text:span><text:span text:style-name="T109_3">:<text:s/>125<text:s/></text:span><text:span text:style-name="T109_4">puntos</text:span></text:p>
      <text:p text:style-name="P110"/>
      <text:p text:style-name="P111"><text:span text:style-name="T111_1">-<text:s/></text:span><text:span text:style-name="T111_2">Mina</text:span><text:span text:style-name="T111_3"><text:s/></text:span><text:span text:style-name="T111_4">submarina</text:span><text:span text:style-name="T111_5"><text:s/></text:span><text:span text:style-name="T111_6">por</text:span><text:span text:style-name="T111_7"><text:s/></text:span><text:span text:style-name="T111_8">contacto</text:span></text:p>
      <text:p text:style-name="P112"><text:span text:style-name="T112_1">-<text:s/></text:span><text:span text:style-name="T112_2">Se</text:span><text:span text:style-name="T112_3"><text:s/></text:span><text:span text:style-name="T112_4">coloca</text:span><text:span text:style-name="T112_5"><text:s/></text:span><text:span text:style-name="T112_6">la</text:span><text:span text:style-name="T112_7"><text:s/></text:span><text:span text:style-name="T112_8">mina</text:span><text:span text:style-name="T112_9"><text:s/></text:span><text:span text:style-name="T112_10">en</text:span><text:span text:style-name="T112_11"><text:s/></text:span><text:span text:style-name="T112_12">una</text:span><text:span text:style-name="T112_13"><text:s/></text:span><text:span text:style-name="T112_14">posición</text:span><text:span text:style-name="T112_15">,<text:s/></text:span><text:span text:style-name="T112_16">pero</text:span><text:span text:style-name="T112_17"><text:s/></text:span><text:span text:style-name="T112_18">el</text:span><text:span text:style-name="T112_19"><text:s/></text:span><text:span text:style-name="T112_20">impacto</text:span><text:span text:style-name="T112_21"><text:s/></text:span><text:span text:style-name="T112_22">se</text:span><text:span text:style-name="T112_23"><text:s/></text:span><text:span text:style-name="T112_24">realiza</text:span><text:span text:style-name="T112_25"><text:s/></text:span><text:span text:style-name="T112_26">cuando</text:span><text:span text:style-name="T112_27"><text:s/></text:span><text:span text:style-name="T112_28">alguna</text:span><text:span text:style-name="T112_29"><text:s/></text:span><text:span text:style-name="T112_30">nave</text:span><text:span text:style-name="T112_31"><text:s/></text:span><text:span text:style-name="T112_32">pasa</text:span><text:span text:style-name="T112_33"><text:s/></text:span><text:span text:style-name="T112_34">por</text:span><text:span text:style-name="T112_35"><text:s/></text:span><text:span text:style-name="T112_36">sobre</text:span><text:span text:style-name="T112_37"><text:s/></text:span><text:span text:style-name="T112_38">esa</text:span><text:span text:style-name="T112_39"><text:s/></text:span><text:span text:style-name="T112_40">posición</text:span></text:p>
      <text:p text:style-name="P113"><text:span text:style-name="T113_1"><text:tab/>-<text:s/></text:span><text:span text:style-name="T113_2">Costo</text:span><text:span text:style-name="T113_3">:<text:s/>150<text:s/></text:span><text:span text:style-name="T113_4">puntos</text:span></text:p>
      <text:p text:style-name="P114"/>
      <text:p text:style-name="P115"><text:bookmark-start text:name="id.2s8eyo1"/><text:bookmark-end text:name="id.2s8eyo1"/></text:p>
      <text:h text:style-name="P116" text:outline-level="10"><text:span text:style-name="T116_1">Tablero</text:span></text:h>
      <text:p text:style-name="P117"/>
      <text:p text:style-name="P118"><text:span text:style-name="T118_1">El</text:span><text:span text:style-name="T118_2"><text:s/></text:span><text:span text:style-name="T118_3">tablero</text:span><text:span text:style-name="T118_4"><text:s/></text:span><text:span text:style-name="T118_5">es</text:span><text:span text:style-name="T118_6"><text:s/></text:span><text:span text:style-name="T118_7">un</text:span><text:span text:style-name="T118_8"><text:s/></text:span><text:span text:style-name="T118_9">cuadrado</text:span><text:span text:style-name="T118_10"><text:s/></text:span><text:span text:style-name="T118_11">de</text:span><text:span text:style-name="T118_12"><text:s/>10<text:s/></text:span><text:span text:style-name="T118_13">x</text:span><text:span text:style-name="T118_14"><text:s/>10<text:s/></text:span><text:span text:style-name="T118_15">casilleros</text:span><text:span text:style-name="T118_16">.</text:span><text:bookmark-start text:name="id.17dp8vu"/><text:bookmark-end text:name="id.17dp8vu"/></text:p>
      <text:h text:style-name="P119" text:outline-level="10"><text:bookmark-start text:name="id.3rdcrjn"/><text:bookmark-end text:name="id.3rdcrjn"/></text:h>
      <text:h text:style-name="P120" text:outline-level="10"><text:span text:style-name="T120_1">Naves</text:span></text:h>
      <text:p text:style-name="P121"/>
      <text:p text:style-name="P122"><text:span text:style-name="T122_1">Las</text:span><text:span text:style-name="T122_2"><text:s/></text:span><text:span text:style-name="T122_3">naves</text:span><text:span text:style-name="T122_4"><text:s/></text:span><text:span text:style-name="T122_5">se</text:span><text:span text:style-name="T122_6"><text:s/></text:span><text:span text:style-name="T122_7">diferencian</text:span><text:span text:style-name="T122_8"><text:s/></text:span><text:span text:style-name="T122_9">por</text:span><text:span text:style-name="T122_10"><text:s/></text:span><text:span text:style-name="T122_11">la</text:span><text:span text:style-name="T122_12"><text:s/></text:span><text:span text:style-name="T122_13">cantidad</text:span><text:span text:style-name="T122_14"><text:s/></text:span><text:span text:style-name="T122_15">de</text:span><text:span text:style-name="T122_16"><text:s/></text:span><text:span text:style-name="T122_17">casilleros</text:span><text:span text:style-name="T122_18"><text:s/></text:span><text:span text:style-name="T122_19">consecutivos</text:span><text:span text:style-name="T122_20"><text:s/></text:span><text:span text:style-name="T122_21">que</text:span><text:span text:style-name="T122_22"><text:s/></text:span><text:span text:style-name="T122_23">ocupan</text:span><text:span text:style-name="T122_24"><text:s/></text:span><text:span text:style-name="T122_25">y</text:span><text:span text:style-name="T122_26"><text:s/></text:span><text:span text:style-name="T122_27">su</text:span><text:span text:style-name="T122_28"><text:s/></text:span><text:span text:style-name="T122_29">resistencia</text:span><text:span text:style-name="T122_30"><text:s/></text:span><text:span text:style-name="T122_31">a</text:span><text:span text:style-name="T122_32"><text:s/></text:span><text:span text:style-name="T122_33">los</text:span><text:span text:style-name="T122_34"><text:s/></text:span><text:span text:style-name="T122_35">disparos</text:span><text:span text:style-name="T122_36">.</text:span></text:p>
      <text:p text:style-name="P123"/>
      <text:p text:style-name="P124"><text:span text:style-name="T124_1">La</text:span><text:span text:style-name="T124_2"><text:s/></text:span><text:span text:style-name="T124_3">computadora</text:span><text:span text:style-name="T124_4"><text:s/></text:span><text:span text:style-name="T124_5">puede</text:span><text:span text:style-name="T124_6"><text:s/></text:span><text:span text:style-name="T124_7">colocar</text:span><text:span text:style-name="T124_8"><text:s/></text:span><text:span text:style-name="T124_9">las</text:span><text:span text:style-name="T124_10"><text:s/></text:span><text:span text:style-name="T124_11">naves</text:span><text:span text:style-name="T124_12"><text:s/></text:span><text:span text:style-name="T124_13">en</text:span><text:span text:style-name="T124_14"><text:s/></text:span><text:span text:style-name="T124_15">posición</text:span><text:span text:style-name="T124_16"><text:s/></text:span><text:span text:style-name="T124_17">vertical</text:span><text:span text:style-name="T124_18"><text:s/></text:span><text:span text:style-name="T124_19">u</text:span><text:span text:style-name="T124_20"><text:s/></text:span><text:span text:style-name="T124_21">horizontal</text:span><text:span text:style-name="T124_22">,<text:s/></text:span><text:span text:style-name="T124_23">y</text:span><text:span text:style-name="T124_24"><text:s/></text:span><text:span text:style-name="T124_25">con</text:span><text:span text:style-name="T124_26"><text:s/></text:span><text:span text:style-name="T124_27">alguna</text:span><text:span text:style-name="T124_28"><text:s/></text:span><text:span text:style-name="T124_29">de</text:span><text:span text:style-name="T124_30"><text:s/></text:span><text:span text:style-name="T124_31">las</text:span><text:span text:style-name="T124_32"><text:s/>8<text:s/></text:span><text:span text:style-name="T124_33">de</text:span><text:span text:style-name="T124_34"><text:s/></text:span><text:span text:style-name="T124_35">direcciones</text:span><text:span text:style-name="T124_36"><text:s/></text:span><text:span text:style-name="T124_37">de</text:span><text:span text:style-name="T124_38"><text:s/></text:span><text:span text:style-name="T124_39">movimiento</text:span><text:span text:style-name="T124_40"><text:s/></text:span><text:span text:style-name="T124_41">posibles</text:span><text:span text:style-name="T124_42"><text:s/>(</text:span><text:span text:style-name="T124_43">lineales</text:span><text:span text:style-name="T124_44"><text:s/>+<text:s/></text:span><text:span text:style-name="T124_45">diagonales</text:span><text:span text:style-name="T124_46">).</text:span></text:p>
      <text:p text:style-name="P125"><text:span text:style-name="T125_1">La</text:span><text:span text:style-name="T125_2"><text:s/></text:span><text:span text:style-name="T125_3">nave</text:span><text:span text:style-name="T125_4"><text:s/></text:span><text:span text:style-name="T125_5">se</text:span><text:span text:style-name="T125_6"><text:s/></text:span><text:span text:style-name="T125_7">considera</text:span><text:span text:style-name="T125_8"><text:s/></text:span><text:span text:style-name="T125_9">destruida</text:span><text:span text:style-name="T125_10"><text:s/></text:span><text:span text:style-name="T125_11">cuando</text:span><text:span text:style-name="T125_12"><text:s/></text:span><text:span text:style-name="T125_13">se</text:span><text:span text:style-name="T125_14"><text:s/></text:span><text:span text:style-name="T125_15">destruyen</text:span><text:span text:style-name="T125_16"><text:s/></text:span><text:span text:style-name="T125_17">cada</text:span><text:span text:style-name="T125_18"><text:s/></text:span><text:span text:style-name="T125_19">una</text:span><text:span text:style-name="T125_20"><text:s/></text:span><text:span text:style-name="T125_21">de</text:span><text:span text:style-name="T125_22"><text:s/></text:span><text:span text:style-name="T125_23">las</text:span><text:span text:style-name="T125_24"><text:s/></text:span><text:span text:style-name="T125_25">partes</text:span><text:span text:style-name="T125_26"><text:s/>(</text:span><text:span text:style-name="T125_27">cada</text:span><text:span text:style-name="T125_28"><text:s/></text:span><text:span text:style-name="T125_29">parte</text:span><text:span text:style-name="T125_30"><text:s/></text:span><text:span text:style-name="T125_31">ocupa</text:span><text:span text:style-name="T125_32"><text:s/></text:span><text:span text:style-name="T125_33">un</text:span><text:span text:style-name="T125_34"><text:s/></text:span><text:span text:style-name="T125_35">casillero</text:span><text:span text:style-name="T125_36">)<text:s/></text:span><text:span text:style-name="T125_37">de</text:span><text:span text:style-name="T125_38"><text:s/></text:span><text:span text:style-name="T125_39">ellas</text:span><text:span text:style-name="T125_40">.</text:span></text:p>
      <text:p text:style-name="P126"/>
      <text:p text:style-name="P127"><text:span text:style-name="T127_1">La</text:span><text:span text:style-name="T127_2"><text:s/></text:span><text:span text:style-name="T127_3">computadora</text:span><text:span text:style-name="T127_4"><text:s/></text:span><text:span text:style-name="T127_5">colocará</text:span><text:span text:style-name="T127_6"><text:s/></text:span><text:span text:style-name="T127_7">las</text:span><text:span text:style-name="T127_8"><text:s/></text:span><text:span text:style-name="T127_9">siguientes</text:span><text:span text:style-name="T127_10"><text:s/></text:span><text:span text:style-name="T127_11">naves</text:span><text:span text:style-name="T127_12"><text:s/></text:span><text:span text:style-name="T127_13">en</text:span><text:span text:style-name="T127_14"><text:s/></text:span><text:span text:style-name="T127_15">el</text:span><text:span text:style-name="T127_16"><text:s/></text:span><text:span text:style-name="T127_17">tablero</text:span><text:span text:style-name="T127_18">:</text:span></text:p>
      <text:p text:style-name="P128"><text:span text:style-name="T128_1">-<text:s/>2<text:s/></text:span><text:span text:style-name="T128_2">lanchas</text:span><text:span text:style-name="T128_3"><text:s/>(</text:span><text:span text:style-name="T128_4">naves</text:span><text:span text:style-name="T128_5"><text:s/></text:span><text:span text:style-name="T128_6">de</text:span><text:span text:style-name="T128_7"><text:s/>2<text:s/></text:span><text:span text:style-name="T128_8">casillas</text:span><text:span text:style-name="T128_9">)</text:span></text:p>
      <text:p text:style-name="P129"><text:span text:style-name="T129_1">-<text:s/>2<text:s/></text:span><text:span text:style-name="T129_2">destructores</text:span><text:span text:style-name="T129_3"><text:s/>(</text:span><text:span text:style-name="T129_4">naves</text:span><text:span text:style-name="T129_5"><text:s/></text:span><text:span text:style-name="T129_6">de</text:span><text:span text:style-name="T129_7"><text:s/>3<text:s/></text:span><text:span text:style-name="T129_8">casillas</text:span><text:span text:style-name="T129_9">,<text:s/></text:span><text:span text:style-name="T129_10">a</text:span><text:span text:style-name="T129_11"><text:s/></text:span><text:span text:style-name="T129_12">las</text:span><text:span text:style-name="T129_13"><text:s/></text:span><text:span text:style-name="T129_14">cuales</text:span><text:span text:style-name="T129_15"><text:s/></text:span><text:span text:style-name="T129_16">solamente</text:span><text:span text:style-name="T129_17"><text:s/></text:span><text:span text:style-name="T129_18">las</text:span><text:span text:style-name="T129_19"><text:s/></text:span><text:span text:style-name="T129_20">dañan</text:span><text:span text:style-name="T129_21"><text:s/></text:span><text:span text:style-name="T129_22">los</text:span><text:span text:style-name="T129_23"><text:s/></text:span><text:span text:style-name="T129_24">disparos</text:span><text:span text:style-name="T129_25"><text:s/></text:span><text:span text:style-name="T129_26">directos</text:span><text:span text:style-name="T129_27">,<text:s/></text:span><text:span text:style-name="T129_28">las</text:span><text:span text:style-name="T129_29"><text:s/></text:span><text:span text:style-name="T129_30">minas</text:span><text:span text:style-name="T129_31"><text:s/></text:span><text:span text:style-name="T129_32">submarinas</text:span><text:span text:style-name="T129_33"><text:s/></text:span><text:span text:style-name="T129_34">no</text:span><text:span text:style-name="T129_35"><text:s/></text:span><text:span text:style-name="T129_36">les</text:span><text:span text:style-name="T129_37"><text:s/></text:span><text:span text:style-name="T129_38">producen</text:span><text:span text:style-name="T129_39"><text:s/></text:span><text:span text:style-name="T129_40">ningun</text:span><text:span text:style-name="T129_41"><text:s/></text:span><text:span text:style-name="T129_42">daño</text:span><text:span text:style-name="T129_43">)</text:span></text:p>
      <text:p text:style-name="P130"><text:span text:style-name="T130_1">-<text:s/>1<text:s/></text:span><text:span text:style-name="T130_2">buque</text:span><text:span text:style-name="T130_3"><text:s/>(</text:span><text:span text:style-name="T130_4">nave</text:span><text:span text:style-name="T130_5"><text:s/></text:span><text:span text:style-name="T130_6">de</text:span><text:span text:style-name="T130_7"><text:s/>4<text:s/></text:span><text:span text:style-name="T130_8">casillas</text:span><text:span text:style-name="T130_9">,<text:s/></text:span><text:span text:style-name="T130_10">en</text:span><text:span text:style-name="T130_11"><text:s/></text:span><text:span text:style-name="T130_12">la</text:span><text:span text:style-name="T130_13"><text:s/></text:span><text:span text:style-name="T130_14">cual</text:span><text:span text:style-name="T130_15"><text:s/></text:span><text:span text:style-name="T130_16">un</text:span><text:span text:style-name="T130_17"><text:s/></text:span><text:span text:style-name="T130_18">impacto</text:span><text:span text:style-name="T130_19"><text:s/></text:span><text:span text:style-name="T130_20">en</text:span><text:span text:style-name="T130_21"><text:s/></text:span><text:span text:style-name="T130_22">cualquier</text:span><text:span text:style-name="T130_23"><text:s/></text:span><text:span text:style-name="T130_24">parte</text:span><text:span text:style-name="T130_25"><text:s/></text:span><text:span text:style-name="T130_26">de</text:span><text:span text:style-name="T130_27"><text:s/></text:span><text:span text:style-name="T130_28">la</text:span><text:span text:style-name="T130_29"><text:s/></text:span><text:span text:style-name="T130_30">nave</text:span><text:span text:style-name="T130_31"><text:s/></text:span><text:span text:style-name="T130_32">la</text:span><text:span text:style-name="T130_33"><text:s/></text:span><text:span text:style-name="T130_34">destruye</text:span><text:span text:style-name="T130_35"><text:s/></text:span><text:span text:style-name="T130_36">por</text:span><text:span text:style-name="T130_37"><text:s/></text:span><text:span text:style-name="T130_38">completo</text:span><text:span text:style-name="T130_39">)</text:span></text:p>
      <text:p text:style-name="P131"><text:span text:style-name="T131_1">-<text:s/>1<text:s/></text:span><text:span text:style-name="T131_2">portaaviones</text:span><text:span text:style-name="T131_3"><text:s/>(</text:span><text:span text:style-name="T131_4">nave</text:span><text:span text:style-name="T131_5"><text:s/></text:span><text:span text:style-name="T131_6">de</text:span><text:span text:style-name="T131_7"><text:s/>5<text:s/></text:span><text:span text:style-name="T131_8">casillas</text:span><text:span text:style-name="T131_9">)</text:span></text:p>
      <text:p text:style-name="P132"><text:span text:style-name="T132_1">-<text:s/>1<text:s/></text:span><text:span text:style-name="T132_2">rompehielos</text:span><text:span text:style-name="T132_3"><text:s/>(</text:span><text:span text:style-name="T132_4">nave</text:span><text:span text:style-name="T132_5"><text:s/></text:span><text:span text:style-name="T132_6">de</text:span><text:span text:style-name="T132_7"><text:s/>3<text:s/></text:span><text:span text:style-name="T132_8">casillas</text:span><text:span text:style-name="T132_9">,<text:s/></text:span><text:span text:style-name="T132_10">pero</text:span><text:span text:style-name="T132_11"><text:s/></text:span><text:span text:style-name="T132_12">en</text:span><text:span text:style-name="T132_13"><text:s/></text:span><text:span text:style-name="T132_14">la</text:span><text:span text:style-name="T132_15"><text:s/></text:span><text:span text:style-name="T132_16">cual</text:span><text:span text:style-name="T132_17"><text:s/></text:span><text:span text:style-name="T132_18">cada</text:span><text:span text:style-name="T132_19"><text:s/></text:span><text:span text:style-name="T132_20">parte</text:span><text:span text:style-name="T132_21"><text:s/></text:span><text:span text:style-name="T132_22">requiere</text:span><text:span text:style-name="T132_23"><text:s/>2<text:s/></text:span><text:span text:style-name="T132_24">impactos</text:span><text:span text:style-name="T132_25"><text:s/></text:span><text:span text:style-name="T132_26">para</text:span><text:span text:style-name="T132_27"><text:s/></text:span><text:span text:style-name="T132_28">ser</text:span><text:span text:style-name="T132_29"><text:s/></text:span><text:span text:style-name="T132_30">destruida</text:span><text:span text:style-name="T132_31">)</text:span></text:p>
      <text:p text:style-name="P133"><text:bookmark-start text:name="id.26in1rg"/><text:bookmark-end text:name="id.26in1rg"/></text:p>
      <text:h text:style-name="P134" text:outline-level="10"><text:span text:style-name="T134_1">Entregables</text:span></text:h>
      <text:list text:style-name="LS1" xml:id="list0">
        <text:list-item>
          <text:p text:style-name="P135"><text:span text:style-name="T135_1">Código</text:span><text:span text:style-name="T135_2"><text:s/></text:span><text:span text:style-name="T135_3">fuente</text:span><text:span text:style-name="T135_4"><text:s/></text:span><text:span text:style-name="T135_5">de</text:span><text:span text:style-name="T135_6"><text:s/></text:span><text:span text:style-name="T135_7">la</text:span><text:span text:style-name="T135_8"><text:s/></text:span><text:span text:style-name="T135_9">aplicación</text:span><text:span text:style-name="T135_10"><text:s/></text:span><text:span text:style-name="T135_11">completa</text:span><text:span text:style-name="T135_12">,<text:s/></text:span><text:span text:style-name="T135_13">incluyendo</text:span><text:span text:style-name="T135_14"><text:s/></text:span><text:span text:style-name="T135_15">también</text:span><text:span text:style-name="T135_16">:<text:s/></text:span><text:span text:style-name="T135_17">código</text:span><text:span text:style-name="T135_18"><text:s/></text:span><text:span text:style-name="T135_19">de</text:span><text:span text:style-name="T135_20"><text:s/></text:span><text:span text:style-name="T135_21">la</text:span><text:span text:style-name="T135_22"><text:s/></text:span><text:span text:style-name="T135_23">pruebas</text:span><text:span text:style-name="T135_24">,<text:s/></text:span><text:span text:style-name="T135_25">archivos</text:span><text:span text:style-name="T135_26"><text:s/></text:span><text:span text:style-name="T135_27">de</text:span><text:span text:style-name="T135_28"><text:s/></text:span><text:span text:style-name="T135_29">recursos</text:span></text:p>
        </text:list-item>
        <text:list-item>
          <text:p text:style-name="P136"><text:span text:style-name="T136_1">Script</text:span><text:span text:style-name="T136_2"><text:s/></text:span><text:span text:style-name="T136_3">para</text:span><text:span text:style-name="T136_4"><text:s/></text:span><text:span text:style-name="T136_5">compilación</text:span><text:span text:style-name="T136_6"><text:s/></text:span><text:span text:style-name="T136_7">y</text:span><text:span text:style-name="T136_8"><text:s/></text:span><text:span text:style-name="T136_9">ejecución</text:span><text:span text:style-name="T136_10"><text:s/>(</text:span><text:span text:style-name="T136_11">ant</text:span><text:span text:style-name="T136_12"><text:s/></text:span><text:span text:style-name="T136_13">o</text:span><text:span text:style-name="T136_14"><text:s/></text:span><text:span text:style-name="T136_15">nant</text:span><text:span text:style-name="T136_16">)</text:span></text:p>
        </text:list-item>
        <text:list-item>
          <text:p text:style-name="P137"><text:span text:style-name="T137_1">Informe</text:span><text:span text:style-name="T137_2">,<text:s/></text:span><text:span text:style-name="T137_3">acorde</text:span><text:span text:style-name="T137_4"><text:s/></text:span><text:span text:style-name="T137_5">a</text:span><text:span text:style-name="T137_6"><text:s/></text:span><text:span text:style-name="T137_7">lo</text:span><text:span text:style-name="T137_8"><text:s/></text:span><text:span text:style-name="T137_9">especificado</text:span><text:span text:style-name="T137_10"><text:s/></text:span><text:span text:style-name="T137_11">en</text:span><text:span text:style-name="T137_12"><text:s/></text:span><text:span text:style-name="T137_13">este</text:span><text:span text:style-name="T137_14"><text:s/></text:span><text:span text:style-name="T137_15">documento</text:span></text:p>
        </text:list-item>
      </text:list>
      <text:p text:style-name="P138"><text:bookmark-start text:name="id.lnxbz9"/><text:bookmark-end text:name="id.lnxbz9"/></text:p>
      <text:h text:style-name="P139" text:outline-level="10"><text:span text:style-name="T139_1">Forma</text:span><text:span text:style-name="T139_2"><text:s/></text:span><text:span text:style-name="T139_3">de</text:span><text:span text:style-name="T139_4"><text:s/></text:span><text:span text:style-name="T139_5">entrega</text:span></text:h>
      <text:p text:style-name="P140"><text:span text:style-name="T140_1">A</text:span><text:span text:style-name="T140_2"><text:s/></text:span><text:span text:style-name="T140_3">coordinar</text:span><text:span text:style-name="T140_4"><text:s/></text:span><text:span text:style-name="T140_5">con</text:span><text:span text:style-name="T140_6"><text:s/></text:span><text:span text:style-name="T140_7">el</text:span><text:span text:style-name="T140_8"><text:s/></text:span><text:span text:style-name="T140_9">docente</text:span><text:span text:style-name="T140_10"><text:s/></text:span><text:span text:style-name="T140_11">tutor</text:span><text:span text:style-name="T140_12">.</text:span></text:p>
      <text:p text:style-name="P141"><text:bookmark-start text:name="id.35nkun2"/><text:bookmark-end text:name="id.35nkun2"/></text:p>
      <text:h text:style-name="P142" text:outline-level="10"><text:span text:style-name="T142_1">Informe</text:span><text:bookmark-start text:name="id.1ksv4uv"/><text:bookmark-end text:name="id.1ksv4uv"/></text:h>
      <text:h text:style-name="P143" text:outline-level="10"><text:span text:style-name="T143_1">Supuestos</text:span></text:h>
      <text:p text:style-name="P144"><text:span text:style-name="T144_1">[</text:span><text:span text:style-name="T144_2">Documentar</text:span><text:span text:style-name="T144_3"><text:s/></text:span><text:span text:style-name="T144_4">todos</text:span><text:span text:style-name="T144_5"><text:s/></text:span><text:span text:style-name="T144_6">los</text:span><text:span text:style-name="T144_7"><text:s/></text:span><text:span text:style-name="T144_8">supuestos</text:span><text:span text:style-name="T144_9"><text:s/></text:span><text:span text:style-name="T144_10">hechos</text:span><text:span text:style-name="T144_11"><text:s/></text:span><text:span text:style-name="T144_12">sobre</text:span><text:span text:style-name="T144_13"><text:s/></text:span><text:span text:style-name="T144_14">el</text:span><text:span text:style-name="T144_15"><text:s/></text:span><text:span text:style-name="T144_16">enunciado</text:span><text:span text:style-name="T144_17">.<text:s/></text:span><text:span text:style-name="T144_18">Asegurarse</text:span><text:span text:style-name="T144_19"><text:s/></text:span><text:span text:style-name="T144_20">de</text:span><text:span text:style-name="T144_21"><text:s/></text:span><text:span text:style-name="T144_22">validar</text:span><text:span text:style-name="T144_23"><text:s/></text:span><text:span text:style-name="T144_24">con</text:span><text:span text:style-name="T144_25"><text:s/></text:span><text:span text:style-name="T144_26">los</text:span><text:span text:style-name="T144_27"><text:s/></text:span><text:span text:style-name="T144_28">docentes</text:span><text:span text:style-name="T144_29">]</text:span></text:p>
      <text:p text:style-name="P145"><text:bookmark-start text:name="id.44sinio"/><text:bookmark-end text:name="id.44sinio"/></text:p>
      <text:h text:style-name="P146" text:outline-level="10"><text:span text:style-name="T146_1">Modelo</text:span><text:span text:style-name="T146_2"><text:s/></text:span><text:span text:style-name="T146_3">de</text:span><text:span text:style-name="T146_4"><text:s/></text:span><text:span text:style-name="T146_5">dominio</text:span></text:h>
      <text:p text:style-name="P147"><text:span text:style-name="T147_1">[</text:span><text:span text:style-name="T147_2">Explicar</text:span><text:span text:style-name="T147_3"><text:s/></text:span><text:span text:style-name="T147_4">cómo</text:span><text:span text:style-name="T147_5"><text:s/></text:span><text:span text:style-name="T147_6">se</text:span><text:span text:style-name="T147_7"><text:s/></text:span><text:span text:style-name="T147_8">encaró</text:span><text:span text:style-name="T147_9"><text:s/></text:span><text:span text:style-name="T147_10">el</text:span><text:span text:style-name="T147_11"><text:s/></text:span><text:span text:style-name="T147_12">TP</text:span><text:span text:style-name="T147_13">]</text:span></text:p>
      <text:p text:style-name="P148"><text:bookmark-start text:name="id.2jxsxqh"/><text:bookmark-end text:name="id.2jxsxqh"/></text:p>
      <text:h text:style-name="P149" text:outline-level="10"><text:span text:style-name="T149_1">Diagramas</text:span><text:span text:style-name="T149_2"><text:s/></text:span><text:span text:style-name="T149_3">de</text:span><text:span text:style-name="T149_4"><text:s/></text:span><text:span text:style-name="T149_5">clases</text:span></text:h>
      <text:p text:style-name="P150"><text:span text:style-name="T150_1">[</text:span><text:span text:style-name="T150_2">Uno</text:span><text:span text:style-name="T150_3"><text:s/></text:span><text:span text:style-name="T150_4">o</text:span><text:span text:style-name="T150_5"><text:s/></text:span><text:span text:style-name="T150_6">varios</text:span><text:span text:style-name="T150_7"><text:s/></text:span><text:span text:style-name="T150_8">diagramas</text:span><text:span text:style-name="T150_9"><text:s/></text:span><text:span text:style-name="T150_10">de</text:span><text:span text:style-name="T150_11"><text:s/></text:span><text:span text:style-name="T150_12">clases</text:span><text:span text:style-name="T150_13">,<text:s/></text:span><text:span text:style-name="T150_14">mostrando</text:span><text:span text:style-name="T150_15"><text:s/></text:span><text:span text:style-name="T150_16">la</text:span><text:span text:style-name="T150_17"><text:s/></text:span><text:span text:style-name="T150_18">relación</text:span><text:span text:style-name="T150_19"><text:s/></text:span><text:span text:style-name="T150_20">estática</text:span><text:span text:style-name="T150_21"><text:s/></text:span><text:span text:style-name="T150_22">entre</text:span><text:span text:style-name="T150_23"><text:s/></text:span><text:span text:style-name="T150_24">las</text:span><text:span text:style-name="T150_25"><text:s/></text:span><text:span text:style-name="T150_26">clases</text:span><text:span text:style-name="T150_27">,<text:s/></text:span><text:span text:style-name="T150_28">pueden</text:span><text:span text:style-name="T150_29"><text:s/></text:span><text:span text:style-name="T150_30">agregar</text:span><text:span text:style-name="T150_31"><text:s/></text:span><text:span text:style-name="T150_32">todo</text:span><text:span text:style-name="T150_33"><text:s/></text:span><text:span text:style-name="T150_34">el</text:span><text:span text:style-name="T150_35"><text:s/></text:span><text:span text:style-name="T150_36">texto</text:span><text:span text:style-name="T150_37"><text:s/></text:span><text:span text:style-name="T150_38">necesario</text:span><text:span text:style-name="T150_39"><text:s/></text:span><text:span text:style-name="T150_40">para</text:span><text:span text:style-name="T150_41"><text:s/></text:span><text:span text:style-name="T150_42">aclarar</text:span><text:span text:style-name="T150_43"><text:s/></text:span><text:span text:style-name="T150_44">y</text:span><text:span text:style-name="T150_45"><text:s/></text:span><text:span text:style-name="T150_46">explicar</text:span><text:span text:style-name="T150_47"><text:s/></text:span><text:span text:style-name="T150_48">su</text:span><text:span text:style-name="T150_49"><text:s/></text:span><text:span text:style-name="T150_50">diseño</text:span><text:span text:style-name="T150_51">,<text:s/></text:span><text:span text:style-name="T150_52">recuerden</text:span><text:span text:style-name="T150_53"><text:s/></text:span><text:span text:style-name="T150_54">que</text:span><text:span text:style-name="T150_55"><text:s/></text:span><text:span text:style-name="T150_56">la</text:span><text:span text:style-name="T150_57"><text:s/></text:span><text:span text:style-name="T150_58">idea</text:span><text:span text:style-name="T150_59"><text:s/></text:span><text:span text:style-name="T150_60">de</text:span><text:span text:style-name="T150_61"><text:s/></text:span><text:span text:style-name="T150_62">todo</text:span><text:span text:style-name="T150_63"><text:s/></text:span><text:span text:style-name="T150_64">el</text:span><text:span text:style-name="T150_65"><text:s/></text:span><text:span text:style-name="T150_66">documento</text:span><text:span text:style-name="T150_67"><text:s/></text:span><text:span text:style-name="T150_68">es</text:span><text:span text:style-name="T150_69"><text:s/></text:span><text:span text:style-name="T150_70">que</text:span><text:span text:style-name="T150_71"><text:s/></text:span><text:span text:style-name="T150_72">quede</text:span><text:span text:style-name="T150_73"><text:s/></text:span><text:span text:style-name="T150_74">documentado</text:span><text:span text:style-name="T150_75"><text:s/></text:span><text:span text:style-name="T150_76">y</text:span><text:span text:style-name="T150_77"><text:s/></text:span><text:span text:style-name="T150_78">entendible</text:span><text:span text:style-name="T150_79"><text:s/></text:span><text:span text:style-name="T150_80">como</text:span><text:span text:style-name="T150_81"><text:s/></text:span><text:span text:style-name="T150_82">está</text:span><text:span text:style-name="T150_83"><text:s/></text:span><text:span text:style-name="T150_84">hecho</text:span><text:span text:style-name="T150_85"><text:s/></text:span><text:span text:style-name="T150_86">el</text:span><text:span text:style-name="T150_87"><text:s/></text:span><text:span text:style-name="T150_88">TP</text:span><text:span text:style-name="T150_89">]</text:span><text:bookmark-start text:name="id.z337ya"/><text:bookmark-end text:name="id.z337ya"/></text:p>
      <text:h text:style-name="P151" text:outline-level="10"><text:span text:style-name="T151_1">Detalles</text:span><text:span text:style-name="T151_2"><text:s/></text:span><text:span text:style-name="T151_3">de</text:span><text:span text:style-name="T151_4"><text:s/></text:span><text:span text:style-name="T151_5">implementación</text:span></text:h>
      <text:p text:style-name="P152"><text:span text:style-name="T152_1">[</text:span><text:span text:style-name="T152_2">hay</text:span><text:span text:style-name="T152_3"><text:s/></text:span><text:span text:style-name="T152_4">ciertas</text:span><text:span text:style-name="T152_5"><text:s/></text:span><text:span text:style-name="T152_6">clases</text:span><text:span text:style-name="T152_7"><text:s/></text:span><text:span text:style-name="T152_8">que</text:span><text:span text:style-name="T152_9"><text:s/></text:span><text:span text:style-name="T152_10">puede</text:span><text:span text:style-name="T152_11"><text:s/></text:span><text:span text:style-name="T152_12">resultar</text:span><text:span text:style-name="T152_13"><text:s/></text:span><text:span text:style-name="T152_14">interesante</text:span><text:span text:style-name="T152_15"><text:s/></text:span><text:span text:style-name="T152_16">como</text:span><text:span text:style-name="T152_17"><text:s/></text:span><text:span text:style-name="T152_18">están</text:span><text:span text:style-name="T152_19"><text:s/></text:span><text:span text:style-name="T152_20">implementadas</text:span><text:span text:style-name="T152_21"><text:s/></text:span><text:span text:style-name="T152_22">internamente</text:span><text:span text:style-name="T152_23">,<text:s/></text:span><text:span text:style-name="T152_24">en</text:span><text:span text:style-name="T152_25"><text:s/></text:span><text:span text:style-name="T152_26">esta</text:span><text:span text:style-name="T152_27"><text:s/></text:span><text:span text:style-name="T152_28">sección</text:span><text:span text:style-name="T152_29"><text:s/></text:span><text:span text:style-name="T152_30">cuenten</text:span><text:span text:style-name="T152_31"><text:s/></text:span><text:span text:style-name="T152_32">sobre</text:span><text:span text:style-name="T152_33"><text:s/></text:span><text:span text:style-name="T152_34">esas</text:span><text:span text:style-name="T152_35"><text:s/></text:span><text:span text:style-name="T152_36">clases</text:span><text:span text:style-name="T152_37">,<text:s/></text:span><text:span text:style-name="T152_38">por</text:span><text:span text:style-name="T152_39"><text:s/></text:span><text:span text:style-name="T152_40">ejemplo</text:span><text:span text:style-name="T152_41">:<text:s/></text:span><text:span text:style-name="T152_42">como</text:span><text:span text:style-name="T152_43"><text:s/></text:span><text:span text:style-name="T152_44">está</text:span><text:span text:style-name="T152_45"><text:s/></text:span><text:span text:style-name="T152_46">implementado</text:span><text:span text:style-name="T152_47"><text:s/></text:span><text:span text:style-name="T152_48">internamente</text:span><text:span text:style-name="T152_49"><text:s/></text:span><text:span text:style-name="T152_50">el</text:span><text:span text:style-name="T152_51"><text:s/></text:span><text:span text:style-name="T152_52">tablero</text:span><text:span text:style-name="T152_53">]</text:span><text:bookmark-start text:name="id.3j2qqm3"/><text:bookmark-end text:name="id.3j2qqm3"/></text:p>
      <text:h text:style-name="P153" text:outline-level="10"><text:span text:style-name="T153_1">Excepciones</text:span></text:h>
      <text:p text:style-name="P154"><text:span text:style-name="T154_1">[</text:span><text:span text:style-name="T154_2">Explicar</text:span><text:span text:style-name="T154_3"><text:s/></text:span><text:span text:style-name="T154_4">las</text:span><text:span text:style-name="T154_5"><text:s/></text:span><text:span text:style-name="T154_6">excepciones</text:span><text:span text:style-name="T154_7"><text:s/></text:span><text:span text:style-name="T154_8">creadas</text:span><text:span text:style-name="T154_9"><text:s/></text:span><text:span text:style-name="T154_10">y</text:span><text:span text:style-name="T154_11"><text:s/></text:span><text:span text:style-name="T154_12">con</text:span><text:span text:style-name="T154_13"><text:s/></text:span><text:span text:style-name="T154_14">qué</text:span><text:span text:style-name="T154_15"><text:s/></text:span><text:span text:style-name="T154_16">fin</text:span><text:span text:style-name="T154_17"><text:s/></text:span><text:span text:style-name="T154_18">fueron</text:span><text:span text:style-name="T154_19"><text:s/></text:span><text:span text:style-name="T154_20">creadas</text:span><text:span text:style-name="T154_21">]</text:span><text:bookmark-start text:name="id.1y810tw"/><text:bookmark-end text:name="id.1y810tw"/></text:p>
      <text:h text:style-name="P155" text:outline-level="10"><text:span text:style-name="T155_1">Diagramas</text:span><text:span text:style-name="T155_2"><text:s/></text:span><text:span text:style-name="T155_3">de</text:span><text:span text:style-name="T155_4"><text:s/></text:span><text:span text:style-name="T155_5">secuencia</text:span></text:h>
      <text:p text:style-name="P156"><text:span text:style-name="T156_1">[</text:span><text:span text:style-name="T156_2">Mostrar</text:span><text:span text:style-name="T156_3"><text:s/></text:span><text:span text:style-name="T156_4">las</text:span><text:span text:style-name="T156_5"><text:s/></text:span><text:span text:style-name="T156_6">secuencias</text:span><text:span text:style-name="T156_7"><text:s/></text:span><text:span text:style-name="T156_8">interesantes</text:span><text:span text:style-name="T156_9"><text:s/></text:span><text:span text:style-name="T156_10">que</text:span><text:span text:style-name="T156_11"><text:s/></text:span><text:span text:style-name="T156_12">hayan</text:span><text:span text:style-name="T156_13"><text:s/></text:span><text:span text:style-name="T156_14">implementado</text:span><text:span text:style-name="T156_15">.<text:s/></text:span><text:span text:style-name="T156_16">Pueden</text:span><text:span text:style-name="T156_17"><text:s/></text:span><text:span text:style-name="T156_18">agregar</text:span><text:span text:style-name="T156_19"><text:s/></text:span><text:span text:style-name="T156_20">texto</text:span><text:span text:style-name="T156_21"><text:s/></text:span><text:span text:style-name="T156_22">para</text:span><text:span text:style-name="T156_23"><text:s/></text:span><text:span text:style-name="T156_24">explicar</text:span><text:span text:style-name="T156_25"><text:s/></text:span><text:span text:style-name="T156_26">si</text:span><text:span text:style-name="T156_27"><text:s/></text:span><text:span text:style-name="T156_28">algo</text:span><text:span text:style-name="T156_29"><text:s/></text:span><text:span text:style-name="T156_30">no</text:span><text:span text:style-name="T156_31"><text:s/></text:span><text:span text:style-name="T156_32">queda</text:span><text:span text:style-name="T156_33"><text:s/></text:span><text:span text:style-name="T156_34">claro</text:span><text:span text:style-name="T156_35">]</text:span></text:p>
      <text:p text:style-name="P157"><text:bookmark-start text:name="id.4i7ojhp"/><text:bookmark-end text:name="id.4i7ojhp"/></text:p>
      <text:h text:style-name="P158" text:outline-level="10"><text:span text:style-name="T158_1">Código</text:span><text:span text:style-name="T158_2"><text:s/></text:span><text:span text:style-name="T158_3">fuente</text:span></text:h>
      <text:p text:style-name="P159"><text:span text:style-name="T159_1">[</text:span><text:span text:style-name="T159_2">Código</text:span><text:span text:style-name="T159_3"><text:s/></text:span><text:span text:style-name="T159_4">fuente</text:span><text:span text:style-name="T159_5"><text:s/></text:span><text:span text:style-name="T159_6">impreso</text:span><text:span text:style-name="T159_7"><text:s/></text:span><text:span text:style-name="T159_8">de</text:span><text:span text:style-name="T159_9"><text:s/></text:span><text:span text:style-name="T159_10">las</text:span><text:span text:style-name="T159_11"><text:s/></text:span><text:span text:style-name="T159_12">clases</text:span><text:span text:style-name="T159_13"><text:s/></text:span><text:span text:style-name="T159_14">del</text:span><text:span text:style-name="T159_15"><text:s/></text:span><text:span text:style-name="T159_16">dominio</text:span><text:span text:style-name="T159_17"><text:s/>(</text:span><text:span text:style-name="T159_18">no</text:span><text:span text:style-name="T159_19"><text:s/></text:span><text:span text:style-name="T159_20">pruebas</text:span><text:span text:style-name="T159_21">).]</text:span></text:p>
      <text:h text:style-name="P160" text:outline-level="10"><text:bookmark-start text:name="id.2xcytpi"/><text:bookmark-end text:name="id.2xcytpi"/></text:h>
      <text:h text:style-name="P161" text:outline-level="10"><text:span text:style-name="T161_1">Checklist</text:span><text:span text:style-name="T161_2"><text:s/></text:span><text:span text:style-name="T161_3">de</text:span><text:span text:style-name="T161_4"><text:s/></text:span><text:span text:style-name="T161_5">corrección</text:span></text:h>
      <text:p text:style-name="P162"><text:span text:style-name="T162_1">Esta</text:span><text:span text:style-name="T162_2"><text:s/></text:span><text:span text:style-name="T162_3">sección</text:span><text:span text:style-name="T162_4"><text:s/></text:span><text:span text:style-name="T162_5">es</text:span><text:span text:style-name="T162_6"><text:s/></text:span><text:span text:style-name="T162_7">para</text:span><text:span text:style-name="T162_8"><text:s/></text:span><text:span text:style-name="T162_9">uso</text:span><text:span text:style-name="T162_10"><text:s/></text:span><text:span text:style-name="T162_11">exclusivo</text:span><text:span text:style-name="T162_12"><text:s/></text:span><text:span text:style-name="T162_13">de</text:span><text:span text:style-name="T162_14"><text:s/></text:span><text:span text:style-name="T162_15">la</text:span><text:span text:style-name="T162_16"><text:s/></text:span><text:span text:style-name="T162_17">cátedra</text:span><text:span text:style-name="T162_18">,<text:s/></text:span><text:span text:style-name="T162_19">por</text:span><text:span text:style-name="T162_20"><text:s/></text:span><text:span text:style-name="T162_21">favor</text:span><text:span text:style-name="T162_22"><text:s/></text:span><text:span text:style-name="T162_23">no</text:span><text:span text:style-name="T162_24"><text:s/></text:span><text:span text:style-name="T162_25">modificar</text:span><text:span text:style-name="T162_26">.</text:span></text:p>
      <text:p text:style-name="P163"/>
      <text:p text:style-name="P164"><text:span text:style-name="T164_1">Carpeta</text:span></text:p>
      <text:p text:style-name="P165"><text:span text:style-name="T165_1">Generalidades</text:span></text:p>
      <text:list text:style-name="LS2" xml:id="list3">
        <text:list-item>
          <text:p text:style-name="P166"><text:span text:style-name="T166_1">¿</text:span><text:span text:style-name="T166_2">Son</text:span><text:span text:style-name="T166_3"><text:s/></text:span><text:span text:style-name="T166_4">correctos</text:span><text:span text:style-name="T166_5"><text:s/></text:span><text:span text:style-name="T166_6">los</text:span><text:span text:style-name="T166_7"><text:s/></text:span><text:span text:style-name="T166_8">supuestos</text:span><text:span text:style-name="T166_9"><text:s/></text:span><text:span text:style-name="T166_10">y</text:span><text:span text:style-name="T166_11"><text:s/></text:span><text:span text:style-name="T166_12">extensiones</text:span><text:span text:style-name="T166_13">?</text:span></text:p>
        </text:list-item>
        <text:list-item>
          <text:p text:style-name="P167"><text:span text:style-name="T167_1">¿</text:span><text:span text:style-name="T167_2">Es</text:span><text:span text:style-name="T167_3"><text:s/></text:span><text:span text:style-name="T167_4">prolija</text:span><text:span text:style-name="T167_5"><text:s/></text:span><text:span text:style-name="T167_6">la</text:span><text:span text:style-name="T167_7"><text:s/></text:span><text:span text:style-name="T167_8">presentación</text:span><text:span text:style-name="T167_9">?<text:s/>(</text:span><text:span text:style-name="T167_10">hojas</text:span><text:span text:style-name="T167_11"><text:s/></text:span><text:span text:style-name="T167_12">del</text:span><text:span text:style-name="T167_13"><text:s/></text:span><text:span text:style-name="T167_14">mismo</text:span><text:span text:style-name="T167_15"><text:s/></text:span><text:span text:style-name="T167_16">tamaño</text:span><text:span text:style-name="T167_17">,<text:s/></text:span><text:span text:style-name="T167_18">numeradas</text:span><text:span text:style-name="T167_19"><text:s/></text:span><text:span text:style-name="T167_20">y</text:span><text:span text:style-name="T167_21"><text:s/></text:span><text:span text:style-name="T167_22">con</text:span><text:span text:style-name="T167_23"><text:s/></text:span><text:span text:style-name="T167_24">tipografía</text:span><text:span text:style-name="T167_25"><text:s/></text:span><text:span text:style-name="T167_26">uniforme</text:span><text:span text:style-name="T167_27">)</text:span></text:p>
        </text:list-item>
      </text:list>
      <text:p text:style-name="P168"><text:span text:style-name="T168_1">Modelo</text:span></text:p>
      <text:list text:style-name="LS2" xml:id="list5">
        <text:list-item>
          <text:p text:style-name="P169"><text:span text:style-name="T169_1">¿</text:span><text:span text:style-name="T169_2">Está</text:span><text:span text:style-name="T169_3"><text:s/></text:span><text:span text:style-name="T169_4">completo</text:span><text:span text:style-name="T169_5">?¿</text:span><text:span text:style-name="T169_6">Contempla</text:span><text:span text:style-name="T169_7"><text:s/></text:span><text:span text:style-name="T169_8">la</text:span><text:span text:style-name="T169_9"><text:s/></text:span><text:span text:style-name="T169_10">totalidad</text:span><text:span text:style-name="T169_11"><text:s/></text:span><text:span text:style-name="T169_12">del</text:span><text:span text:style-name="T169_13"><text:s/></text:span><text:span text:style-name="T169_14">problema</text:span><text:span text:style-name="T169_15">?</text:span></text:p>
        </text:list-item>
        <text:list-item>
          <text:p text:style-name="P170"><text:span text:style-name="T170_1">¿</text:span><text:span text:style-name="T170_2">Respeta</text:span><text:span text:style-name="T170_3"><text:s/></text:span><text:span text:style-name="T170_4">encapsulamiento</text:span><text:span text:style-name="T170_5">?</text:span></text:p>
        </text:list-item>
        <text:list-item>
          <text:p text:style-name="P171"><text:span text:style-name="T171_1">¿</text:span><text:span text:style-name="T171_2">Hace</text:span><text:span text:style-name="T171_3"><text:s/></text:span><text:span text:style-name="T171_4">un</text:span><text:span text:style-name="T171_5"><text:s/></text:span><text:span text:style-name="T171_6">buen</text:span><text:span text:style-name="T171_7"><text:s/></text:span><text:span text:style-name="T171_8">uso</text:span><text:span text:style-name="T171_9"><text:s/></text:span><text:span text:style-name="T171_10">de</text:span><text:span text:style-name="T171_11"><text:s/></text:span><text:span text:style-name="T171_12">excepciones</text:span><text:span text:style-name="T171_13">?</text:span></text:p>
        </text:list-item>
        <text:list-item>
          <text:p text:style-name="P172"><text:span text:style-name="T172_1">¿</text:span><text:span text:style-name="T172_2">Utiliza</text:span><text:span text:style-name="T172_3"><text:s/></text:span><text:span text:style-name="T172_4">polimorfismo</text:span><text:span text:style-name="T172_5"><text:s/></text:span><text:span text:style-name="T172_6">en</text:span><text:span text:style-name="T172_7"><text:s/></text:span><text:span text:style-name="T172_8">las</text:span><text:span text:style-name="T172_9"><text:s/></text:span><text:span text:style-name="T172_10">situaciones</text:span><text:span text:style-name="T172_11"><text:s/></text:span><text:span text:style-name="T172_12">esperadas</text:span><text:span text:style-name="T172_13">?</text:span></text:p>
        </text:list-item>
      </text:list>
      <text:p text:style-name="P173"/>
      <text:p text:style-name="P174"><text:span text:style-name="T174_1">Diagramas</text:span></text:p>
      <text:p text:style-name="P175"><text:span text:style-name="T175_1">Diagrama</text:span><text:span text:style-name="T175_2"><text:s/></text:span><text:span text:style-name="T175_3">de</text:span><text:span text:style-name="T175_4"><text:s/></text:span><text:span text:style-name="T175_5">clases</text:span></text:p>
      <text:list text:style-name="LS2" xml:id="list9">
        <text:list-item>
          <text:p text:style-name="P176"><text:span text:style-name="T176_1">¿</text:span><text:span text:style-name="T176_2">Está</text:span><text:span text:style-name="T176_3"><text:s/></text:span><text:span text:style-name="T176_4">completo</text:span><text:span text:style-name="T176_5">?</text:span></text:p>
        </text:list-item>
        <text:list-item>
          <text:p text:style-name="P177"><text:span text:style-name="T177_1">¿</text:span><text:span text:style-name="T177_2">Está</text:span><text:span text:style-name="T177_3"><text:s/></text:span><text:span text:style-name="T177_4">bien</text:span><text:span text:style-name="T177_5"><text:s/></text:span><text:span text:style-name="T177_6">utilizada</text:span><text:span text:style-name="T177_7"><text:s/></text:span><text:span text:style-name="T177_8">la</text:span><text:span text:style-name="T177_9"><text:s/></text:span><text:span text:style-name="T177_10">notación</text:span><text:span text:style-name="T177_11">?</text:span></text:p>
        </text:list-item>
      </text:list>
      <text:p text:style-name="P178"><text:span text:style-name="T178_1">Diagramas</text:span><text:span text:style-name="T178_2"><text:s/></text:span><text:span text:style-name="T178_3">de</text:span><text:span text:style-name="T178_4"><text:s/></text:span><text:span text:style-name="T178_5">secuencia</text:span></text:p>
      <text:list text:style-name="LS2" xml:id="list11">
        <text:list-item>
          <text:p text:style-name="P179"><text:span text:style-name="T179_1">¿</text:span><text:span text:style-name="T179_2">Está</text:span><text:span text:style-name="T179_3"><text:s/></text:span><text:span text:style-name="T179_4">completo</text:span><text:span text:style-name="T179_5">?</text:span></text:p>
        </text:list-item>
        <text:list-item>
          <text:p text:style-name="P180"><text:span text:style-name="T180_1">¿</text:span><text:span text:style-name="T180_2">Es</text:span><text:span text:style-name="T180_3"><text:s/></text:span><text:span text:style-name="T180_4">consistente</text:span><text:span text:style-name="T180_5"><text:s/></text:span><text:span text:style-name="T180_6">con</text:span><text:span text:style-name="T180_7"><text:s/></text:span><text:span text:style-name="T180_8">el</text:span><text:span text:style-name="T180_9"><text:s/></text:span><text:span text:style-name="T180_10">diagrama</text:span><text:span text:style-name="T180_11"><text:s/></text:span><text:span text:style-name="T180_12">de</text:span><text:span text:style-name="T180_13"><text:s/></text:span><text:span text:style-name="T180_14">clases</text:span><text:span text:style-name="T180_15">?</text:span></text:p>
        </text:list-item>
        <text:list-item>
          <text:p text:style-name="P181"><text:span text:style-name="T181_1">¿</text:span><text:span text:style-name="T181_2">Está</text:span><text:span text:style-name="T181_3"><text:s/></text:span><text:span text:style-name="T181_4">bien</text:span><text:span text:style-name="T181_5"><text:s/></text:span><text:span text:style-name="T181_6">utilizada</text:span><text:span text:style-name="T181_7"><text:s/></text:span><text:span text:style-name="T181_8">la</text:span><text:span text:style-name="T181_9"><text:s/></text:span><text:span text:style-name="T181_10">notación</text:span><text:span text:style-name="T181_11">?</text:span></text:p>
        </text:list-item>
      </text:list>
      <text:p text:style-name="P182"><text:span text:style-name="T182_1">Diagrama</text:span><text:span text:style-name="T182_2"><text:s/></text:span><text:span text:style-name="T182_3">de</text:span><text:span text:style-name="T182_4"><text:s/></text:span><text:span text:style-name="T182_5">estados</text:span></text:p>
      <text:list text:style-name="LS2" xml:id="list14">
        <text:list-item>
          <text:p text:style-name="P183"><text:span text:style-name="T183_1">¿</text:span><text:span text:style-name="T183_2">Está</text:span><text:span text:style-name="T183_3"><text:s/></text:span><text:span text:style-name="T183_4">completo</text:span><text:span text:style-name="T183_5">?</text:span></text:p>
        </text:list-item>
        <text:list-item>
          <text:p text:style-name="P184"><text:span text:style-name="T184_1">¿</text:span><text:span text:style-name="T184_2">Está</text:span><text:span text:style-name="T184_3"><text:s/></text:span><text:span text:style-name="T184_4">bien</text:span><text:span text:style-name="T184_5"><text:s/></text:span><text:span text:style-name="T184_6">utilizada</text:span><text:span text:style-name="T184_7"><text:s/></text:span><text:span text:style-name="T184_8">la</text:span><text:span text:style-name="T184_9"><text:s/></text:span><text:span text:style-name="T184_10">notación</text:span><text:span text:style-name="T184_11">?</text:span></text:p>
        </text:list-item>
      </text:list>
      <text:p text:style-name="P185"><text:bookmark-start text:name="id.1ci93xb"/><text:bookmark-end text:name="id.1ci93xb"/></text:p>
      <text:h text:style-name="P186" text:outline-level="10"><text:span text:style-name="T186_1">Código</text:span></text:h>
      <text:p text:style-name="P187"><text:span text:style-name="T187_1">Generalidades</text:span></text:p>
      <text:list text:style-name="LS3" xml:id="list16">
        <text:list-item>
          <text:p text:style-name="P188"><text:span text:style-name="T188_1">¿</text:span><text:span text:style-name="T188_2">Respeta</text:span><text:span text:style-name="T188_3"><text:s/></text:span><text:span text:style-name="T188_4">estándares</text:span><text:span text:style-name="T188_5"><text:s/></text:span><text:span text:style-name="T188_6">de</text:span><text:span text:style-name="T188_7"><text:s/></text:span><text:span text:style-name="T188_8">codificación</text:span><text:span text:style-name="T188_9">?</text:span></text:p>
        </text:list-item>
        <text:list-item>
          <text:p text:style-name="P189"><text:span text:style-name="T189_1">¿</text:span><text:span text:style-name="T189_2">Está</text:span><text:span text:style-name="T189_3"><text:s/></text:span><text:span text:style-name="T189_4">correctamente</text:span><text:span text:style-name="T189_5"><text:s/></text:span><text:span text:style-name="T189_6">documentado</text:span><text:span text:style-name="T189_7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style:writing-mode="lr-tb"/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9cm" fo:page-height="29.699cm" fo:padding-top="0cm" fo:margin-top="1.27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style:writing-mode="lr-tb"/>
    </style:style>
    <style:style style:name="P2" style:family="paragraph" style:parent-style-name="Standard">
      <style:paragraph-properties fo:text-align="right"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</office:automatic-styles>
  <office:master-styles>
    <style:master-page style:name="Standard" style:page-layout-name="pm1">
      <style:footer>
        <text:p text:style-name="P1"/>
        <text:p text:style-name="P2"><text:span text:style-name="T2_1">Algoritmos</text:span><text:span text:style-name="T2_2"><text:s/></text:span><text:span text:style-name="T2_3">y</text:span><text:span text:style-name="T2_4"><text:s/></text:span><text:span text:style-name="T2_5">programación</text:span><text:span text:style-name="T2_6"><text:s/>3<text:s/>–<text:s/>1</text:span><text:span text:style-name="T2_7">C</text:span><text:span text:style-name="T2_8">2013<text:s/>-<text:s/></text:span><text:span text:style-name="T2_9">TP</text:span><text:span text:style-name="T2_10"><text:s/>2:<text:s/></text:span><text:span text:style-name="T2_11">Batalla</text:span><text:span text:style-name="T2_12"><text:s/></text:span><text:span text:style-name="T2_13">Navalgo</text:span><text:span text:style-name="T2_14"><text:s/></text:span><text:span text:style-name="T2_15"><text:page-number text:select-page="current"/></text:span><text:span text:style-name="T2_16">/</text:span><text:span text:style-name="T2_1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